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Pivot_20_Table_20_Category" style:data-style-name="N0">
      <style:table-cell-properties fo:background-color="#b2b2b2" fo:border="0.74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ida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592160445" calcext:value-type="float">
            <text:p>-1592160445</text:p>
          </table:table-cell>
          <table:table-cell office:value-type="float" office:value="9037.8" calcext:value-type="float">
            <text:p>9037,8</text:p>
          </table:table-cell>
          <table:table-cell office:value-type="float" office:value="5.884" calcext:value-type="float">
            <text:p>5,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947067512" calcext:value-type="float">
            <text:p>947067512</text:p>
          </table:table-cell>
          <table:table-cell office:value-type="float" office:value="27159.6" calcext:value-type="float">
            <text:p>27159,6</text:p>
          </table:table-cell>
          <table:table-cell office:value-type="float" office:value="5.894" calcext:value-type="float">
            <text:p>5,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606483952" calcext:value-type="float">
            <text:p>-1606483952</text:p>
          </table:table-cell>
          <table:table-cell office:value-type="float" office:value="241966" calcext:value-type="float">
            <text:p>241966</text:p>
          </table:table-cell>
          <table:table-cell office:value-type="float" office:value="5.907" calcext:value-type="float">
            <text:p>5,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234066120" calcext:value-type="float">
            <text:p>-234066120</text:p>
          </table:table-cell>
          <table:table-cell office:value-type="float" office:value="362723" calcext:value-type="float">
            <text:p>362723</text:p>
          </table:table-cell>
          <table:table-cell office:value-type="float" office:value="5.904" calcext:value-type="float">
            <text:p>5,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549617432" calcext:value-type="float">
            <text:p>549617432</text:p>
          </table:table-cell>
          <table:table-cell office:value-type="float" office:value="969353.6" calcext:value-type="float">
            <text:p>969353,6</text:p>
          </table:table-cell>
          <table:table-cell office:value-type="float" office:value="5.916" calcext:value-type="float">
            <text:p>5,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630251049" calcext:value-type="float">
            <text:p>630251049</text:p>
          </table:table-cell>
          <table:table-cell office:value-type="float" office:value="1937466.6" calcext:value-type="float">
            <text:p>1937466,6</text:p>
          </table:table-cell>
          <table:table-cell office:value-type="float" office:value="5.913" calcext:value-type="float">
            <text:p>5,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2084163733" calcext:value-type="float">
            <text:p>2084163733</text:p>
          </table:table-cell>
          <table:table-cell office:value-type="float" office:value="3879793.6" calcext:value-type="float">
            <text:p>3879793,6</text:p>
          </table:table-cell>
          <table:table-cell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952295538" calcext:value-type="float">
            <text:p>1952295538</text:p>
          </table:table-cell>
          <table:table-cell office:value-type="float" office:value="2299.4" calcext:value-type="float">
            <text:p>2299,4</text:p>
          </table:table-cell>
          <table:table-cell office:value-type="float" office:value="5.988" calcext:value-type="float">
            <text:p>5,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54745125" calcext:value-type="float">
            <text:p>-654745125</text:p>
          </table:table-cell>
          <table:table-cell office:value-type="float" office:value="6834.6" calcext:value-type="float">
            <text:p>6834,6</text:p>
          </table:table-cell>
          <table:table-cell office:value-type="float" office:value="5.933" calcext:value-type="float">
            <text:p>5,9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335856544" calcext:value-type="float">
            <text:p>-335856544</text:p>
          </table:table-cell>
          <table:table-cell office:value-type="float" office:value="61348.4" calcext:value-type="float">
            <text:p>61348,4</text:p>
          </table:table-cell>
          <table:table-cell office:value-type="float" office:value="5.991" calcext:value-type="float">
            <text:p>5,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48525419" calcext:value-type="float">
            <text:p>1548525419</text:p>
          </table:table-cell>
          <table:table-cell office:value-type="float" office:value="92139.6" calcext:value-type="float">
            <text:p>92139,6</text:p>
          </table:table-cell>
          <table:table-cell office:value-type="float" office:value="5.999" calcext:value-type="float">
            <text:p>5,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06483952" calcext:value-type="float">
            <text:p>-1606483952</text:p>
          </table:table-cell>
          <table:table-cell office:value-type="float" office:value="251337.6" calcext:value-type="float">
            <text:p>251337,6</text:p>
          </table:table-cell>
          <table:table-cell office:value-type="float" office:value="6.136" calcext:value-type="float">
            <text:p>6,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39348009" calcext:value-type="float">
            <text:p>-2039348009</text:p>
          </table:table-cell>
          <table:table-cell office:value-type="float" office:value="495686.2" calcext:value-type="float">
            <text:p>495686,2</text:p>
          </table:table-cell>
          <table:table-cell office:value-type="float" office:value="6.051" calcext:value-type="float">
            <text:p>6,0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549617432" calcext:value-type="float">
            <text:p>549617432</text:p>
          </table:table-cell>
          <table:table-cell office:value-type="float" office:value="996149" calcext:value-type="float">
            <text:p>996149</text:p>
          </table:table-cell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952295538" calcext:value-type="float">
            <text:p>1952295538</text:p>
          </table:table-cell>
          <table:table-cell office:value-type="float" office:value="2506.4" calcext:value-type="float">
            <text:p>2506,4</text:p>
          </table:table-cell>
          <table:table-cell office:value-type="float" office:value="6.527" calcext:value-type="float">
            <text:p>6,5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54745125" calcext:value-type="float">
            <text:p>-654745125</text:p>
          </table:table-cell>
          <table:table-cell office:value-type="float" office:value="7582.2" calcext:value-type="float">
            <text:p>7582,2</text:p>
          </table:table-cell>
          <table:table-cell office:value-type="float" office:value="6.582" calcext:value-type="float">
            <text:p>6,5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335856544" calcext:value-type="float">
            <text:p>-335856544</text:p>
          </table:table-cell>
          <table:table-cell office:value-type="float" office:value="78414" calcext:value-type="float">
            <text:p>78414</text:p>
          </table:table-cell>
          <table:table-cell office:value-type="float" office:value="7.658" calcext:value-type="float">
            <text:p>7,6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48525419" calcext:value-type="float">
            <text:p>1548525419</text:p>
          </table:table-cell>
          <table:table-cell office:value-type="float" office:value="117177.4" calcext:value-type="float">
            <text:p>117177,4</text:p>
          </table:table-cell>
          <table:table-cell office:value-type="float" office:value="7.629" calcext:value-type="float">
            <text:p>7,6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06483952" calcext:value-type="float">
            <text:p>-1606483952</text:p>
          </table:table-cell>
          <table:table-cell office:value-type="float" office:value="398000" calcext:value-type="float">
            <text:p>398000</text:p>
          </table:table-cell>
          <table:table-cell office:value-type="float" office:value="9.717" calcext:value-type="float">
            <text:p>9,7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39348009" calcext:value-type="float">
            <text:p>-2039348009</text:p>
          </table:table-cell>
          <table:table-cell office:value-type="float" office:value="1265707.8" calcext:value-type="float">
            <text:p>1265707,8</text:p>
          </table:table-cell>
          <table:table-cell office:value-type="float" office:value="15.451" calcext:value-type="float">
            <text:p>15,4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549617432" calcext:value-type="float">
            <text:p>549617432</text:p>
          </table:table-cell>
          <table:table-cell office:value-type="float" office:value="2709262.2" calcext:value-type="float">
            <text:p>2709262,2</text:p>
          </table:table-cell>
          <table:table-cell office:value-type="float" office:value="16.536" calcext:value-type="float">
            <text:p>16,5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952295538" calcext:value-type="float">
            <text:p>1952295538</text:p>
          </table:table-cell>
          <table:table-cell office:value-type="float" office:value="2664.2" calcext:value-type="float">
            <text:p>2664,2</text:p>
          </table:table-cell>
          <table:table-cell office:value-type="float" office:value="6.938" calcext:value-type="float">
            <text:p>6,9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54745125" calcext:value-type="float">
            <text:p>-654745125</text:p>
          </table:table-cell>
          <table:table-cell office:value-type="float" office:value="10295" calcext:value-type="float">
            <text:p>10295</text:p>
          </table:table-cell>
          <table:table-cell office:value-type="float" office:value="8.937" calcext:value-type="float">
            <text:p>8,9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335856544" calcext:value-type="float">
            <text:p>-335856544</text:p>
          </table:table-cell>
          <table:table-cell office:value-type="float" office:value="90332" calcext:value-type="float">
            <text:p>90332</text:p>
          </table:table-cell>
          <table:table-cell office:value-type="float" office:value="8.821" calcext:value-type="float">
            <text:p>8,8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48525419" calcext:value-type="float">
            <text:p>1548525419</text:p>
          </table:table-cell>
          <table:table-cell office:value-type="float" office:value="221402.8" calcext:value-type="float">
            <text:p>221402,8</text:p>
          </table:table-cell>
          <table:table-cell office:value-type="float" office:value="14.414" calcext:value-type="float">
            <text:p>14,4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06483952" calcext:value-type="float">
            <text:p>-1606483952</text:p>
          </table:table-cell>
          <table:table-cell office:value-type="float" office:value="667726.4" calcext:value-type="float">
            <text:p>667726,4</text:p>
          </table:table-cell>
          <table:table-cell office:value-type="float" office:value="16.302" calcext:value-type="float">
            <text:p>16,3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39348009" calcext:value-type="float">
            <text:p>-2039348009</text:p>
          </table:table-cell>
          <table:table-cell office:value-type="float" office:value="1359619.8" calcext:value-type="float">
            <text:p>1359619,8</text:p>
          </table:table-cell>
          <table:table-cell office:value-type="float" office:value="16.597" calcext:value-type="float">
            <text:p>16,5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549617432" calcext:value-type="float">
            <text:p>549617432</text:p>
          </table:table-cell>
          <table:table-cell office:value-type="float" office:value="2775363" calcext:value-type="float">
            <text:p>2775363</text:p>
          </table:table-cell>
          <table:table-cell office:value-type="float" office:value="16.939" calcext:value-type="float">
            <text:p>16,9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952295538" calcext:value-type="float">
            <text:p>1952295538</text:p>
          </table:table-cell>
          <table:table-cell office:value-type="float" office:value="3273.2" calcext:value-type="float">
            <text:p>3273,2</text:p>
          </table:table-cell>
          <table:table-cell office:value-type="float" office:value="8.524" calcext:value-type="float">
            <text:p>8,5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54745125" calcext:value-type="float">
            <text:p>-654745125</text:p>
          </table:table-cell>
          <table:table-cell office:value-type="float" office:value="9688" calcext:value-type="float">
            <text:p>9688</text:p>
          </table:table-cell>
          <table:table-cell office:value-type="float" office:value="8.41" calcext:value-type="float">
            <text:p>8,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335856544" calcext:value-type="float">
            <text:p>-335856544</text:p>
          </table:table-cell>
          <table:table-cell office:value-type="float" office:value="154630.2" calcext:value-type="float">
            <text:p>154630,2</text:p>
          </table:table-cell>
          <table:table-cell office:value-type="float" office:value="15.101" calcext:value-type="float">
            <text:p>15,1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48525419" calcext:value-type="float">
            <text:p>1548525419</text:p>
          </table:table-cell>
          <table:table-cell office:value-type="float" office:value="247494.4" calcext:value-type="float">
            <text:p>247494,4</text:p>
          </table:table-cell>
          <table:table-cell office:value-type="float" office:value="16.113" calcext:value-type="float">
            <text:p>16,1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06483952" calcext:value-type="float">
            <text:p>-1606483952</text:p>
          </table:table-cell>
          <table:table-cell office:value-type="float" office:value="688121.6" calcext:value-type="float">
            <text:p>688121,6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39348009" calcext:value-type="float">
            <text:p>-2039348009</text:p>
          </table:table-cell>
          <table:table-cell office:value-type="float" office:value="1403496.8" calcext:value-type="float">
            <text:p>1403496,8</text:p>
          </table:table-cell>
          <table:table-cell office:value-type="float" office:value="17.133" calcext:value-type="float">
            <text:p>17,1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549617432" calcext:value-type="float">
            <text:p>549617432</text:p>
          </table:table-cell>
          <table:table-cell office:value-type="float" office:value="2788390.8" calcext:value-type="float">
            <text:p>2788390,8</text:p>
          </table:table-cell>
          <table:table-cell office:value-type="float" office:value="17.019" calcext:value-type="float">
            <text:p>17,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1425208698" calcext:value-type="float">
            <text:p>1425208698</text:p>
          </table:table-cell>
          <table:table-cell office:value-type="float" office:value="9025.6" calcext:value-type="float">
            <text:p>9025,6</text:p>
          </table:table-cell>
          <table:table-cell office:value-type="float" office:value="5.876" calcext:value-type="float">
            <text:p>5,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258697703" calcext:value-type="float">
            <text:p>258697703</text:p>
          </table:table-cell>
          <table:table-cell office:value-type="float" office:value="27202.4" calcext:value-type="float">
            <text:p>27202,4</text:p>
          </table:table-cell>
          <table:table-cell office:value-type="float" office:value="5.903" calcext:value-type="float">
            <text:p>5,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241944.6" calcext:value-type="float">
            <text:p>241944,6</text:p>
          </table:table-cell>
          <table:table-cell office:value-type="float" office:value="5.907" calcext:value-type="float">
            <text:p>5,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734651716" calcext:value-type="float">
            <text:p>-734651716</text:p>
          </table:table-cell>
          <table:table-cell office:value-type="float" office:value="363009.4" calcext:value-type="float">
            <text:p>363009,4</text:p>
          </table:table-cell>
          <table:table-cell office:value-type="float" office:value="5.908" calcext:value-type="float">
            <text:p>5,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972374.8" calcext:value-type="float">
            <text:p>972374,8</text:p>
          </table:table-cell>
          <table:table-cell office:value-type="float" office:value="5.935" calcext:value-type="float">
            <text:p>5,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493974187" calcext:value-type="float">
            <text:p>-493974187</text:p>
          </table:table-cell>
          <table:table-cell office:value-type="float" office:value="1938077.2" calcext:value-type="float">
            <text:p>1938077,2</text:p>
          </table:table-cell>
          <table:table-cell office:value-type="float" office:value="5.915" calcext:value-type="float">
            <text:p>5,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228774318" calcext:value-type="float">
            <text:p>-228774318</text:p>
          </table:table-cell>
          <table:table-cell office:value-type="float" office:value="3880269.8" calcext:value-type="float">
            <text:p>3880269,8</text:p>
          </table:table-cell>
          <table:table-cell office:value-type="float" office:value="5.921" calcext:value-type="float">
            <text:p>5,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302051161" calcext:value-type="float">
            <text:p>1302051161</text:p>
          </table:table-cell>
          <table:table-cell office:value-type="float" office:value="2299.4" calcext:value-type="float">
            <text:p>2299,4</text:p>
          </table:table-cell>
          <table:table-cell office:value-type="float" office:value="5.988" calcext:value-type="float">
            <text:p>5,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38587688" calcext:value-type="float">
            <text:p>1338587688</text:p>
          </table:table-cell>
          <table:table-cell office:value-type="float" office:value="6824.6" calcext:value-type="float">
            <text:p>6824,6</text:p>
          </table:table-cell>
          <table:table-cell office:value-type="float" office:value="5.924" calcext:value-type="float">
            <text:p>5,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79713505" calcext:value-type="float">
            <text:p>1579713505</text:p>
          </table:table-cell>
          <table:table-cell office:value-type="float" office:value="61450" calcext:value-type="float">
            <text:p>61450</text:p>
          </table:table-cell>
          <table:table-cell office:value-type="float" office:value="6.001" calcext:value-type="float">
            <text:p>6,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13969990" calcext:value-type="float">
            <text:p>-413969990</text:p>
          </table:table-cell>
          <table:table-cell office:value-type="float" office:value="92883.4" calcext:value-type="float">
            <text:p>92883,4</text:p>
          </table:table-cell>
          <table:table-cell office:value-type="float" office:value="6.047" calcext:value-type="float">
            <text:p>6,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249964.6" calcext:value-type="float">
            <text:p>249964,6</text:p>
          </table:table-cell>
          <table:table-cell office:value-type="float" office:value="6.103" calcext:value-type="float">
            <text:p>6,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507614530" calcext:value-type="float">
            <text:p>1507614530</text:p>
          </table:table-cell>
          <table:table-cell office:value-type="float" office:value="494435" calcext:value-type="float">
            <text:p>494435</text:p>
          </table:table-cell>
          <table:table-cell office:value-type="float" office:value="6.036" calcext:value-type="float">
            <text:p>6,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988884.8" calcext:value-type="float">
            <text:p>988884,8</text:p>
          </table:table-cell>
          <table:table-cell office:value-type="float" office:value="6.036" calcext:value-type="float">
            <text:p>6,0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302051161" calcext:value-type="float">
            <text:p>1302051161</text:p>
          </table:table-cell>
          <table:table-cell office:value-type="float" office:value="2503.8" calcext:value-type="float">
            <text:p>2503,8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38587688" calcext:value-type="float">
            <text:p>1338587688</text:p>
          </table:table-cell>
          <table:table-cell office:value-type="float" office:value="7528.2" calcext:value-type="float">
            <text:p>7528,2</text:p>
          </table:table-cell>
          <table:table-cell office:value-type="float" office:value="6.535" calcext:value-type="float">
            <text:p>6,5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79713505" calcext:value-type="float">
            <text:p>1579713505</text:p>
          </table:table-cell>
          <table:table-cell office:value-type="float" office:value="81049.2" calcext:value-type="float">
            <text:p>81049,2</text:p>
          </table:table-cell>
          <table:table-cell office:value-type="float" office:value="7.915" calcext:value-type="float">
            <text:p>7,9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13969990" calcext:value-type="float">
            <text:p>-413969990</text:p>
          </table:table-cell>
          <table:table-cell office:value-type="float" office:value="131027.4" calcext:value-type="float">
            <text:p>131027,4</text:p>
          </table:table-cell>
          <table:table-cell office:value-type="float" office:value="8.53" calcext:value-type="float">
            <text:p>8,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380741.2" calcext:value-type="float">
            <text:p>380741,2</text:p>
          </table:table-cell>
          <table:table-cell office:value-type="float" office:value="9.295" calcext:value-type="float">
            <text:p>9,2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507614530" calcext:value-type="float">
            <text:p>1507614530</text:p>
          </table:table-cell>
          <table:table-cell office:value-type="float" office:value="1263285" calcext:value-type="float">
            <text:p>1263285</text:p>
          </table:table-cell>
          <table:table-cell office:value-type="float" office:value="15.421" calcext:value-type="float">
            <text:p>15,4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2766599.8" calcext:value-type="float">
            <text:p>2766599,8</text:p>
          </table:table-cell>
          <table:table-cell office:value-type="float" office:value="16.886" calcext:value-type="float">
            <text:p>16,8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302051161" calcext:value-type="float">
            <text:p>1302051161</text:p>
          </table:table-cell>
          <table:table-cell office:value-type="float" office:value="2745.6" calcext:value-type="float">
            <text:p>2745,6</text:p>
          </table:table-cell>
          <table:table-cell office:value-type="float" office:value="7.15" calcext:value-type="float">
            <text:p>7,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38587688" calcext:value-type="float">
            <text:p>1338587688</text:p>
          </table:table-cell>
          <table:table-cell office:value-type="float" office:value="9907.8" calcext:value-type="float">
            <text:p>9907,8</text:p>
          </table:table-cell>
          <table:table-cell office:value-type="float" office:value="8.601" calcext:value-type="float">
            <text:p>8,6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79713505" calcext:value-type="float">
            <text:p>1579713505</text:p>
          </table:table-cell>
          <table:table-cell office:value-type="float" office:value="91658.4" calcext:value-type="float">
            <text:p>91658,4</text:p>
          </table:table-cell>
          <table:table-cell office:value-type="float" office:value="8.951" calcext:value-type="float">
            <text:p>8,9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13969990" calcext:value-type="float">
            <text:p>-413969990</text:p>
          </table:table-cell>
          <table:table-cell office:value-type="float" office:value="216843.8" calcext:value-type="float">
            <text:p>216843,8</text:p>
          </table:table-cell>
          <table:table-cell office:value-type="float" office:value="14.117" calcext:value-type="float">
            <text:p>14,1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669261.6" calcext:value-type="float">
            <text:p>669261,6</text:p>
          </table:table-cell>
          <table:table-cell office:value-type="float" office:value="16.339" calcext:value-type="float">
            <text:p>16,3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507614530" calcext:value-type="float">
            <text:p>1507614530</text:p>
          </table:table-cell>
          <table:table-cell office:value-type="float" office:value="1366122.8" calcext:value-type="float">
            <text:p>1366122,8</text:p>
          </table:table-cell>
          <table:table-cell office:value-type="float" office:value="16.676" calcext:value-type="float">
            <text:p>16,6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2733659.4" calcext:value-type="float">
            <text:p>2733659,4</text:p>
          </table:table-cell>
          <table:table-cell office:value-type="float" office:value="16.685" calcext:value-type="float">
            <text:p>16,6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302051161" calcext:value-type="float">
            <text:p>1302051161</text:p>
          </table:table-cell>
          <table:table-cell office:value-type="float" office:value="3293.2" calcext:value-type="float">
            <text:p>3293,2</text:p>
          </table:table-cell>
          <table:table-cell office:value-type="float" office:value="8.576" calcext:value-type="float">
            <text:p>8,5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38587688" calcext:value-type="float">
            <text:p>1338587688</text:p>
          </table:table-cell>
          <table:table-cell office:value-type="float" office:value="9366" calcext:value-type="float">
            <text:p>9366</text:p>
          </table:table-cell>
          <table:table-cell office:value-type="float" office:value="8.13" calcext:value-type="float">
            <text:p>8,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79713505" calcext:value-type="float">
            <text:p>1579713505</text:p>
          </table:table-cell>
          <table:table-cell office:value-type="float" office:value="148823.6" calcext:value-type="float">
            <text:p>148823,6</text:p>
          </table:table-cell>
          <table:table-cell office:value-type="float" office:value="14.534" calcext:value-type="float">
            <text:p>14,5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13969990" calcext:value-type="float">
            <text:p>-413969990</text:p>
          </table:table-cell>
          <table:table-cell office:value-type="float" office:value="246663" calcext:value-type="float">
            <text:p>246663</text:p>
          </table:table-cell>
          <table:table-cell office:value-type="float" office:value="16.059" calcext:value-type="float">
            <text:p>16,0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693524.2" calcext:value-type="float">
            <text:p>693524,2</text:p>
          </table:table-cell>
          <table:table-cell office:value-type="float" office:value="16.932" calcext:value-type="float">
            <text:p>16,9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507614530" calcext:value-type="float">
            <text:p>1507614530</text:p>
          </table:table-cell>
          <table:table-cell office:value-type="float" office:value="1467548.4" calcext:value-type="float">
            <text:p>1467548,4</text:p>
          </table:table-cell>
          <table:table-cell office:value-type="float" office:value="17.914" calcext:value-type="float">
            <text:p>17,9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2770314" calcext:value-type="float">
            <text:p>2770314</text:p>
          </table:table-cell>
          <table:table-cell office:value-type="float" office:value="16.909" calcext:value-type="float">
            <text:p>16,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1425208698" calcext:value-type="float">
            <text:p>1425208698</text:p>
          </table:table-cell>
          <table:table-cell office:value-type="float" office:value="9041.6" calcext:value-type="float">
            <text:p>9041,6</text:p>
          </table:table-cell>
          <table:table-cell office:value-type="float" office:value="5.886" calcext:value-type="float">
            <text:p>5,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258697703" calcext:value-type="float">
            <text:p>258697703</text:p>
          </table:table-cell>
          <table:table-cell office:value-type="float" office:value="27129.6" calcext:value-type="float">
            <text:p>27129,6</text:p>
          </table:table-cell>
          <table:table-cell office:value-type="float" office:value="5.888" calcext:value-type="float">
            <text:p>5,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241801.4" calcext:value-type="float">
            <text:p>241801,4</text:p>
          </table:table-cell>
          <table:table-cell office:value-type="float" office:value="5.903" calcext:value-type="float">
            <text:p>5,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734651716" calcext:value-type="float">
            <text:p>-734651716</text:p>
          </table:table-cell>
          <table:table-cell office:value-type="float" office:value="362542.8" calcext:value-type="float">
            <text:p>362542,8</text:p>
          </table:table-cell>
          <table:table-cell office:value-type="float" office:value="5.901" calcext:value-type="float">
            <text:p>5,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969155.4" calcext:value-type="float">
            <text:p>969155,4</text:p>
          </table:table-cell>
          <table:table-cell office:value-type="float" office:value="5.915" calcext:value-type="float">
            <text:p>5,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493974187" calcext:value-type="float">
            <text:p>-493974187</text:p>
          </table:table-cell>
          <table:table-cell office:value-type="float" office:value="1938159.6" calcext:value-type="float">
            <text:p>1938159,6</text:p>
          </table:table-cell>
          <table:table-cell office:value-type="float" office:value="5.915" calcext:value-type="float">
            <text:p>5,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228774318" calcext:value-type="float">
            <text:p>-228774318</text:p>
          </table:table-cell>
          <table:table-cell office:value-type="float" office:value="3876624.2" calcext:value-type="float">
            <text:p>3876624,2</text:p>
          </table:table-cell>
          <table:table-cell office:value-type="float" office:value="5.915" calcext:value-type="float">
            <text:p>5,9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302051161" calcext:value-type="float">
            <text:p>1302051161</text:p>
          </table:table-cell>
          <table:table-cell office:value-type="float" office:value="2303.6" calcext:value-type="float">
            <text:p>2303,6</text:p>
          </table:table-cell>
          <table:table-cell office:value-type="float" office:value="5.999" calcext:value-type="float">
            <text:p>5,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38587688" calcext:value-type="float">
            <text:p>1338587688</text:p>
          </table:table-cell>
          <table:table-cell office:value-type="float" office:value="6796.6" calcext:value-type="float">
            <text:p>6796,6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79713505" calcext:value-type="float">
            <text:p>1579713505</text:p>
          </table:table-cell>
          <table:table-cell office:value-type="float" office:value="61227.8" calcext:value-type="float">
            <text:p>61227,8</text:p>
          </table:table-cell>
          <table:table-cell office:value-type="float" office:value="5.979" calcext:value-type="float">
            <text:p>5,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13969990" calcext:value-type="float">
            <text:p>-413969990</text:p>
          </table:table-cell>
          <table:table-cell office:value-type="float" office:value="92803" calcext:value-type="float">
            <text:p>92803</text:p>
          </table:table-cell>
          <table:table-cell office:value-type="float" office:value="6.042" calcext:value-type="float">
            <text:p>6,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249608.8" calcext:value-type="float">
            <text:p>249608,8</text:p>
          </table:table-cell>
          <table:table-cell office:value-type="float" office:value="6.094" calcext:value-type="float">
            <text:p>6,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507614530" calcext:value-type="float">
            <text:p>1507614530</text:p>
          </table:table-cell>
          <table:table-cell office:value-type="float" office:value="501243.2" calcext:value-type="float">
            <text:p>501243,2</text:p>
          </table:table-cell>
          <table:table-cell office:value-type="float" office:value="6.119" calcext:value-type="float">
            <text:p>6,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994559.6" calcext:value-type="float">
            <text:p>994559,6</text:p>
          </table:table-cell>
          <table:table-cell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302051161" calcext:value-type="float">
            <text:p>1302051161</text:p>
          </table:table-cell>
          <table:table-cell office:value-type="float" office:value="2501.2" calcext:value-type="float">
            <text:p>2501,2</text:p>
          </table:table-cell>
          <table:table-cell office:value-type="float" office:value="6.514" calcext:value-type="float">
            <text:p>6,5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38587688" calcext:value-type="float">
            <text:p>1338587688</text:p>
          </table:table-cell>
          <table:table-cell office:value-type="float" office:value="7605.6" calcext:value-type="float">
            <text:p>7605,6</text:p>
          </table:table-cell>
          <table:table-cell office:value-type="float" office:value="6.602" calcext:value-type="float">
            <text:p>6,6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79713505" calcext:value-type="float">
            <text:p>1579713505</text:p>
          </table:table-cell>
          <table:table-cell office:value-type="float" office:value="81441.4" calcext:value-type="float">
            <text:p>81441,4</text:p>
          </table:table-cell>
          <table:table-cell office:value-type="float" office:value="7.953" calcext:value-type="float">
            <text:p>7,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13969990" calcext:value-type="float">
            <text:p>-413969990</text:p>
          </table:table-cell>
          <table:table-cell office:value-type="float" office:value="116416" calcext:value-type="float">
            <text:p>116416</text:p>
          </table:table-cell>
          <table:table-cell office:value-type="float" office:value="7.579" calcext:value-type="float">
            <text:p>7,5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369307" calcext:value-type="float">
            <text:p>369307</text:p>
          </table:table-cell>
          <table:table-cell office:value-type="float" office:value="9.016" calcext:value-type="float">
            <text:p>9,0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507614530" calcext:value-type="float">
            <text:p>1507614530</text:p>
          </table:table-cell>
          <table:table-cell office:value-type="float" office:value="1262484.2" calcext:value-type="float">
            <text:p>1262484,2</text:p>
          </table:table-cell>
          <table:table-cell office:value-type="float" office:value="15.411" calcext:value-type="float">
            <text:p>15,4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2759510.8" calcext:value-type="float">
            <text:p>2759510,8</text:p>
          </table:table-cell>
          <table:table-cell office:value-type="float" office:value="16.843" calcext:value-type="float">
            <text:p>16,8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302051161" calcext:value-type="float">
            <text:p>1302051161</text:p>
          </table:table-cell>
          <table:table-cell office:value-type="float" office:value="2828.8" calcext:value-type="float">
            <text:p>2828,8</text:p>
          </table:table-cell>
          <table:table-cell office:value-type="float" office:value="7.367" calcext:value-type="float">
            <text:p>7,3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38587688" calcext:value-type="float">
            <text:p>1338587688</text:p>
          </table:table-cell>
          <table:table-cell office:value-type="float" office:value="8779" calcext:value-type="float">
            <text:p>8779</text:p>
          </table:table-cell>
          <table:table-cell office:value-type="float" office:value="7.621" calcext:value-type="float">
            <text:p>7,6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79713505" calcext:value-type="float">
            <text:p>1579713505</text:p>
          </table:table-cell>
          <table:table-cell office:value-type="float" office:value="91391.4" calcext:value-type="float">
            <text:p>91391,4</text:p>
          </table:table-cell>
          <table:table-cell office:value-type="float" office:value="8.925" calcext:value-type="float">
            <text:p>8,9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13969990" calcext:value-type="float">
            <text:p>-413969990</text:p>
          </table:table-cell>
          <table:table-cell office:value-type="float" office:value="223990.8" calcext:value-type="float">
            <text:p>223990,8</text:p>
          </table:table-cell>
          <table:table-cell office:value-type="float" office:value="14.583" calcext:value-type="float">
            <text:p>14,5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672197.4" calcext:value-type="float">
            <text:p>672197,4</text:p>
          </table:table-cell>
          <table:table-cell office:value-type="float" office:value="16.411" calcext:value-type="float">
            <text:p>16,4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507614530" calcext:value-type="float">
            <text:p>1507614530</text:p>
          </table:table-cell>
          <table:table-cell office:value-type="float" office:value="1385447.6" calcext:value-type="float">
            <text:p>1385447,6</text:p>
          </table:table-cell>
          <table:table-cell office:value-type="float" office:value="16.912" calcext:value-type="float">
            <text:p>16,9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2801691.2" calcext:value-type="float">
            <text:p>2801691,2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302051161" calcext:value-type="float">
            <text:p>1302051161</text:p>
          </table:table-cell>
          <table:table-cell office:value-type="float" office:value="3605.8" calcext:value-type="float">
            <text:p>3605,8</text:p>
          </table:table-cell>
          <table:table-cell office:value-type="float" office:value="9.39" calcext:value-type="float">
            <text:p>9,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38587688" calcext:value-type="float">
            <text:p>1338587688</text:p>
          </table:table-cell>
          <table:table-cell office:value-type="float" office:value="9934.8" calcext:value-type="float">
            <text:p>9934,8</text:p>
          </table:table-cell>
          <table:table-cell office:value-type="float" office:value="8.624" calcext:value-type="float">
            <text:p>8,6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79713505" calcext:value-type="float">
            <text:p>1579713505</text:p>
          </table:table-cell>
          <table:table-cell office:value-type="float" office:value="172075.2" calcext:value-type="float">
            <text:p>172075,2</text:p>
          </table:table-cell>
          <table:table-cell office:value-type="float" office:value="16.804" calcext:value-type="float">
            <text:p>16,8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13969990" calcext:value-type="float">
            <text:p>-413969990</text:p>
          </table:table-cell>
          <table:table-cell office:value-type="float" office:value="273417" calcext:value-type="float">
            <text:p>273417</text:p>
          </table:table-cell>
          <table:table-cell office:value-type="float" office:value="17.801" calcext:value-type="float">
            <text:p>17,8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321101177" calcext:value-type="float">
            <text:p>-321101177</text:p>
          </table:table-cell>
          <table:table-cell office:value-type="float" office:value="674388.2" calcext:value-type="float">
            <text:p>674388,2</text:p>
          </table:table-cell>
          <table:table-cell office:value-type="float" office:value="16.465" calcext:value-type="float">
            <text:p>16,4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507614530" calcext:value-type="float">
            <text:p>1507614530</text:p>
          </table:table-cell>
          <table:table-cell office:value-type="float" office:value="1408836.2" calcext:value-type="float">
            <text:p>1408836,2</text:p>
          </table:table-cell>
          <table:table-cell office:value-type="float" office:value="17.198" calcext:value-type="float">
            <text:p>17,1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2047556927" calcext:value-type="float">
            <text:p>2047556927</text:p>
          </table:table-cell>
          <table:table-cell office:value-type="float" office:value="2801423" calcext:value-type="float">
            <text:p>2801423</text:p>
          </table:table-cell>
          <table:table-cell office:value-type="float" office:value="17.099" calcext:value-type="float">
            <text:p>17,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1020348658" calcext:value-type="float">
            <text:p>1020348658</text:p>
          </table:table-cell>
          <table:table-cell office:value-type="float" office:value="9053.8" calcext:value-type="float">
            <text:p>9053,8</text:p>
          </table:table-cell>
          <table:table-cell office:value-type="float" office:value="5.894" calcext:value-type="float">
            <text:p>5,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243611260" calcext:value-type="float">
            <text:p>-1243611260</text:p>
          </table:table-cell>
          <table:table-cell office:value-type="float" office:value="27167.2" calcext:value-type="float">
            <text:p>27167,2</text:p>
          </table:table-cell>
          <table:table-cell office:value-type="float" office:value="5.896" calcext:value-type="float">
            <text:p>5,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241912.8" calcext:value-type="float">
            <text:p>241912,8</text:p>
          </table:table-cell>
          <table:table-cell office:value-type="float" office:value="5.906" calcext:value-type="float">
            <text:p>5,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558297364" calcext:value-type="float">
            <text:p>-558297364</text:p>
          </table:table-cell>
          <table:table-cell office:value-type="float" office:value="363005.4" calcext:value-type="float">
            <text:p>363005,4</text:p>
          </table:table-cell>
          <table:table-cell office:value-type="float" office:value="5.908" calcext:value-type="float">
            <text:p>5,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971586.6" calcext:value-type="float">
            <text:p>971586,6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643665941" calcext:value-type="float">
            <text:p>-1643665941</text:p>
          </table:table-cell>
          <table:table-cell office:value-type="float" office:value="1947543.8" calcext:value-type="float">
            <text:p>1947543,8</text:p>
          </table:table-cell>
          <table:table-cell office:value-type="float" office:value="5.943" calcext:value-type="float">
            <text:p>5,9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324993417" calcext:value-type="float">
            <text:p>1324993417</text:p>
          </table:table-cell>
          <table:table-cell office:value-type="float" office:value="3874437.8" calcext:value-type="float">
            <text:p>3874437,8</text:p>
          </table:table-cell>
          <table:table-cell office:value-type="float" office:value="5.912" calcext:value-type="float">
            <text:p>5,9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6689790" calcext:value-type="float">
            <text:p>6689790</text:p>
          </table:table-cell>
          <table:table-cell office:value-type="float" office:value="2303" calcext:value-type="float">
            <text:p>2303</text:p>
          </table:table-cell>
          <table:table-cell office:value-type="float" office:value="5.997" calcext:value-type="float">
            <text:p>5,9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60381606" calcext:value-type="float">
            <text:p>-2060381606</text:p>
          </table:table-cell>
          <table:table-cell office:value-type="float" office:value="6802.2" calcext:value-type="float">
            <text:p>6802,2</text:p>
          </table:table-cell>
          <table:table-cell office:value-type="float" office:value="5.905" calcext:value-type="float">
            <text:p>5,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2037496" calcext:value-type="float">
            <text:p>42037496</text:p>
          </table:table-cell>
          <table:table-cell office:value-type="float" office:value="62024.8" calcext:value-type="float">
            <text:p>62024,8</text:p>
          </table:table-cell>
          <table:table-cell office:value-type="float" office:value="6.057" calcext:value-type="float">
            <text:p>6,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089414834" calcext:value-type="float">
            <text:p>1089414834</text:p>
          </table:table-cell>
          <table:table-cell office:value-type="float" office:value="92142.8" calcext:value-type="float">
            <text:p>92142,8</text:p>
          </table:table-cell>
          <table:table-cell office:value-type="float" office:value="5.999" calcext:value-type="float">
            <text:p>5,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251466" calcext:value-type="float">
            <text:p>251466</text:p>
          </table:table-cell>
          <table:table-cell office:value-type="float" office:value="6.139" calcext:value-type="float">
            <text:p>6,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17446398" calcext:value-type="float">
            <text:p>-1517446398</text:p>
          </table:table-cell>
          <table:table-cell office:value-type="float" office:value="505399" calcext:value-type="float">
            <text:p>505399</text:p>
          </table:table-cell>
          <table:table-cell office:value-type="float" office:value="6.169" calcext:value-type="float">
            <text:p>6,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987457.6" calcext:value-type="float">
            <text:p>987457,6</text:p>
          </table:table-cell>
          <table:table-cell office:value-type="float" office:value="6.027" calcext:value-type="float">
            <text:p>6,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6689790" calcext:value-type="float">
            <text:p>6689790</text:p>
          </table:table-cell>
          <table:table-cell office:value-type="float" office:value="2516" calcext:value-type="float">
            <text:p>2516</text:p>
          </table:table-cell>
          <table:table-cell office:value-type="float" office:value="6.552" calcext:value-type="float">
            <text:p>6,5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60381606" calcext:value-type="float">
            <text:p>-2060381606</text:p>
          </table:table-cell>
          <table:table-cell office:value-type="float" office:value="7550.2" calcext:value-type="float">
            <text:p>7550,2</text:p>
          </table:table-cell>
          <table:table-cell office:value-type="float" office:value="6.554" calcext:value-type="float">
            <text:p>6,5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2037496" calcext:value-type="float">
            <text:p>42037496</text:p>
          </table:table-cell>
          <table:table-cell office:value-type="float" office:value="81420.6" calcext:value-type="float">
            <text:p>81420,6</text:p>
          </table:table-cell>
          <table:table-cell office:value-type="float" office:value="7.951" calcext:value-type="float">
            <text:p>7,9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089414834" calcext:value-type="float">
            <text:p>1089414834</text:p>
          </table:table-cell>
          <table:table-cell office:value-type="float" office:value="115468" calcext:value-type="float">
            <text:p>115468</text:p>
          </table:table-cell>
          <table:table-cell office:value-type="float" office:value="7.517" calcext:value-type="float">
            <text:p>7,5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367817.2" calcext:value-type="float">
            <text:p>367817,2</text:p>
          </table:table-cell>
          <table:table-cell office:value-type="float" office:value="8.98" calcext:value-type="float">
            <text:p>8,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17446398" calcext:value-type="float">
            <text:p>-1517446398</text:p>
          </table:table-cell>
          <table:table-cell office:value-type="float" office:value="1258238" calcext:value-type="float">
            <text:p>1258238</text:p>
          </table:table-cell>
          <table:table-cell office:value-type="float" office:value="15.359" calcext:value-type="float">
            <text:p>15,3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2766219.8" calcext:value-type="float">
            <text:p>2766219,8</text:p>
          </table:table-cell>
          <table:table-cell office:value-type="float" office:value="16.884" calcext:value-type="float">
            <text:p>16,8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6689790" calcext:value-type="float">
            <text:p>6689790</text:p>
          </table:table-cell>
          <table:table-cell office:value-type="float" office:value="2736.6" calcext:value-type="float">
            <text:p>2736,6</text:p>
          </table:table-cell>
          <table:table-cell office:value-type="float" office:value="7.127" calcext:value-type="float">
            <text:p>7,1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60381606" calcext:value-type="float">
            <text:p>-2060381606</text:p>
          </table:table-cell>
          <table:table-cell office:value-type="float" office:value="8739" calcext:value-type="float">
            <text:p>8739</text:p>
          </table:table-cell>
          <table:table-cell office:value-type="float" office:value="7.586" calcext:value-type="float">
            <text:p>7,5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2037496" calcext:value-type="float">
            <text:p>42037496</text:p>
          </table:table-cell>
          <table:table-cell office:value-type="float" office:value="92309" calcext:value-type="float">
            <text:p>92309</text:p>
          </table:table-cell>
          <table:table-cell office:value-type="float" office:value="9.015" calcext:value-type="float">
            <text:p>9,0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089414834" calcext:value-type="float">
            <text:p>1089414834</text:p>
          </table:table-cell>
          <table:table-cell office:value-type="float" office:value="217493.4" calcext:value-type="float">
            <text:p>217493,4</text:p>
          </table:table-cell>
          <table:table-cell office:value-type="float" office:value="14.16" calcext:value-type="float">
            <text:p>14,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658554.6" calcext:value-type="float">
            <text:p>658554,6</text:p>
          </table:table-cell>
          <table:table-cell office:value-type="float" office:value="16.078" calcext:value-type="float">
            <text:p>16,0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17446398" calcext:value-type="float">
            <text:p>-1517446398</text:p>
          </table:table-cell>
          <table:table-cell office:value-type="float" office:value="1363537.6" calcext:value-type="float">
            <text:p>1363537,6</text:p>
          </table:table-cell>
          <table:table-cell office:value-type="float" office:value="16.645" calcext:value-type="float">
            <text:p>16,6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2774786.8" calcext:value-type="float">
            <text:p>2774786,8</text:p>
          </table:table-cell>
          <table:table-cell office:value-type="float" office:value="16.936" calcext:value-type="float">
            <text:p>16,9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6689790" calcext:value-type="float">
            <text:p>6689790</text:p>
          </table:table-cell>
          <table:table-cell office:value-type="float" office:value="3434.2" calcext:value-type="float">
            <text:p>3434,2</text:p>
          </table:table-cell>
          <table:table-cell office:value-type="float" office:value="8.943" calcext:value-type="float">
            <text:p>8,9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60381606" calcext:value-type="float">
            <text:p>-2060381606</text:p>
          </table:table-cell>
          <table:table-cell office:value-type="float" office:value="9725.2" calcext:value-type="float">
            <text:p>9725,2</text:p>
          </table:table-cell>
          <table:table-cell office:value-type="float" office:value="8.442" calcext:value-type="float">
            <text:p>8,4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2037496" calcext:value-type="float">
            <text:p>42037496</text:p>
          </table:table-cell>
          <table:table-cell office:value-type="float" office:value="152867.6" calcext:value-type="float">
            <text:p>152867,6</text:p>
          </table:table-cell>
          <table:table-cell office:value-type="float" office:value="14.928" calcext:value-type="float">
            <text:p>14,9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089414834" calcext:value-type="float">
            <text:p>1089414834</text:p>
          </table:table-cell>
          <table:table-cell office:value-type="float" office:value="273017.6" calcext:value-type="float">
            <text:p>273017,6</text:p>
          </table:table-cell>
          <table:table-cell office:value-type="float" office:value="17.775" calcext:value-type="float">
            <text:p>17,7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684209.8" calcext:value-type="float">
            <text:p>684209,8</text:p>
          </table:table-cell>
          <table:table-cell office:value-type="float" office:value="16.704" calcext:value-type="float">
            <text:p>16,7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17446398" calcext:value-type="float">
            <text:p>-1517446398</text:p>
          </table:table-cell>
          <table:table-cell office:value-type="float" office:value="1357996.4" calcext:value-type="float">
            <text:p>1357996,4</text:p>
          </table:table-cell>
          <table:table-cell office:value-type="float" office:value="16.577" calcext:value-type="float">
            <text:p>16,5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2790922.6" calcext:value-type="float">
            <text:p>2790922,6</text:p>
          </table:table-cell>
          <table:table-cell office:value-type="float" office:value="17.034" calcext:value-type="float">
            <text:p>17,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1020348658" calcext:value-type="float">
            <text:p>1020348658</text:p>
          </table:table-cell>
          <table:table-cell office:value-type="float" office:value="9075" calcext:value-type="float">
            <text:p>9075</text:p>
          </table:table-cell>
          <table:table-cell office:value-type="float" office:value="5.908" calcext:value-type="float">
            <text:p>5,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243611260" calcext:value-type="float">
            <text:p>-1243611260</text:p>
          </table:table-cell>
          <table:table-cell office:value-type="float" office:value="27159.4" calcext:value-type="float">
            <text:p>27159,4</text:p>
          </table:table-cell>
          <table:table-cell office:value-type="float" office:value="5.894" calcext:value-type="float">
            <text:p>5,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241942" calcext:value-type="float">
            <text:p>241942</text:p>
          </table:table-cell>
          <table:table-cell office:value-type="float" office:value="5.907" calcext:value-type="float">
            <text:p>5,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558297364" calcext:value-type="float">
            <text:p>-558297364</text:p>
          </table:table-cell>
          <table:table-cell office:value-type="float" office:value="362848.4" calcext:value-type="float">
            <text:p>362848,4</text:p>
          </table:table-cell>
          <table:table-cell office:value-type="float" office:value="5.906" calcext:value-type="float">
            <text:p>5,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976734.6" calcext:value-type="float">
            <text:p>976734,6</text:p>
          </table:table-cell>
          <table:table-cell office:value-type="float" office:value="5.962" calcext:value-type="float">
            <text:p>5,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643665941" calcext:value-type="float">
            <text:p>-1643665941</text:p>
          </table:table-cell>
          <table:table-cell office:value-type="float" office:value="1946866.2" calcext:value-type="float">
            <text:p>1946866,2</text:p>
          </table:table-cell>
          <table:table-cell office:value-type="float" office:value="5.941" calcext:value-type="float">
            <text:p>5,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324993417" calcext:value-type="float">
            <text:p>1324993417</text:p>
          </table:table-cell>
          <table:table-cell office:value-type="float" office:value="3895840.6" calcext:value-type="float">
            <text:p>3895840,6</text:p>
          </table:table-cell>
          <table:table-cell office:value-type="float" office:value="5.945" calcext:value-type="float">
            <text:p>5,9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6689790" calcext:value-type="float">
            <text:p>6689790</text:p>
          </table:table-cell>
          <table:table-cell office:value-type="float" office:value="2300.2" calcext:value-type="float">
            <text:p>2300,2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60381606" calcext:value-type="float">
            <text:p>-2060381606</text:p>
          </table:table-cell>
          <table:table-cell office:value-type="float" office:value="6806.6" calcext:value-type="float">
            <text:p>6806,6</text:p>
          </table:table-cell>
          <table:table-cell office:value-type="float" office:value="5.909" calcext:value-type="float">
            <text:p>5,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2037496" calcext:value-type="float">
            <text:p>42037496</text:p>
          </table:table-cell>
          <table:table-cell office:value-type="float" office:value="61347.2" calcext:value-type="float">
            <text:p>61347,2</text:p>
          </table:table-cell>
          <table:table-cell office:value-type="float" office:value="5.991" calcext:value-type="float">
            <text:p>5,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089414834" calcext:value-type="float">
            <text:p>1089414834</text:p>
          </table:table-cell>
          <table:table-cell office:value-type="float" office:value="92074" calcext:value-type="float">
            <text:p>92074</text:p>
          </table:table-cell>
          <table:table-cell office:value-type="float" office:value="5.994" calcext:value-type="float">
            <text:p>5,9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256587" calcext:value-type="float">
            <text:p>256587</text:p>
          </table:table-cell>
          <table:table-cell office:value-type="float" office:value="6.264" calcext:value-type="float">
            <text:p>6,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17446398" calcext:value-type="float">
            <text:p>-1517446398</text:p>
          </table:table-cell>
          <table:table-cell office:value-type="float" office:value="514025.2" calcext:value-type="float">
            <text:p>514025,2</text:p>
          </table:table-cell>
          <table:table-cell office:value-type="float" office:value="6.275" calcext:value-type="float">
            <text:p>6,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996755.4" calcext:value-type="float">
            <text:p>996755,4</text:p>
          </table:table-cell>
          <table:table-cell office:value-type="float" office:value="6.084" calcext:value-type="float">
            <text:p>6,0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6689790" calcext:value-type="float">
            <text:p>6689790</text:p>
          </table:table-cell>
          <table:table-cell office:value-type="float" office:value="2539.4" calcext:value-type="float">
            <text:p>2539,4</text:p>
          </table:table-cell>
          <table:table-cell office:value-type="float" office:value="6.613" calcext:value-type="float">
            <text:p>6,6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60381606" calcext:value-type="float">
            <text:p>-2060381606</text:p>
          </table:table-cell>
          <table:table-cell office:value-type="float" office:value="7535.6" calcext:value-type="float">
            <text:p>7535,6</text:p>
          </table:table-cell>
          <table:table-cell office:value-type="float" office:value="6.541" calcext:value-type="float">
            <text:p>6,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2037496" calcext:value-type="float">
            <text:p>42037496</text:p>
          </table:table-cell>
          <table:table-cell office:value-type="float" office:value="82797.8" calcext:value-type="float">
            <text:p>82797,8</text:p>
          </table:table-cell>
          <table:table-cell office:value-type="float" office:value="8.086" calcext:value-type="float">
            <text:p>8,0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089414834" calcext:value-type="float">
            <text:p>1089414834</text:p>
          </table:table-cell>
          <table:table-cell office:value-type="float" office:value="151928.2" calcext:value-type="float">
            <text:p>151928,2</text:p>
          </table:table-cell>
          <table:table-cell office:value-type="float" office:value="9.891" calcext:value-type="float">
            <text:p>9,8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383061.2" calcext:value-type="float">
            <text:p>383061,2</text:p>
          </table:table-cell>
          <table:table-cell office:value-type="float" office:value="9.352" calcext:value-type="float">
            <text:p>9,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17446398" calcext:value-type="float">
            <text:p>-1517446398</text:p>
          </table:table-cell>
          <table:table-cell office:value-type="float" office:value="1251995.6" calcext:value-type="float">
            <text:p>1251995,6</text:p>
          </table:table-cell>
          <table:table-cell office:value-type="float" office:value="15.283" calcext:value-type="float">
            <text:p>15,2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2764689.6" calcext:value-type="float">
            <text:p>2764689,6</text:p>
          </table:table-cell>
          <table:table-cell office:value-type="float" office:value="16.874" calcext:value-type="float">
            <text:p>16,8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6689790" calcext:value-type="float">
            <text:p>6689790</text:p>
          </table:table-cell>
          <table:table-cell office:value-type="float" office:value="2701.2" calcext:value-type="float">
            <text:p>2701,2</text:p>
          </table:table-cell>
          <table:table-cell office:value-type="float" office:value="7.034" calcext:value-type="float">
            <text:p>7,0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60381606" calcext:value-type="float">
            <text:p>-2060381606</text:p>
          </table:table-cell>
          <table:table-cell office:value-type="float" office:value="8744.6" calcext:value-type="float">
            <text:p>8744,6</text:p>
          </table:table-cell>
          <table:table-cell office:value-type="float" office:value="7.591" calcext:value-type="float">
            <text:p>7,5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2037496" calcext:value-type="float">
            <text:p>42037496</text:p>
          </table:table-cell>
          <table:table-cell office:value-type="float" office:value="97313.2" calcext:value-type="float">
            <text:p>97313,2</text:p>
          </table:table-cell>
          <table:table-cell office:value-type="float" office:value="9.503" calcext:value-type="float">
            <text:p>9,5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089414834" calcext:value-type="float">
            <text:p>1089414834</text:p>
          </table:table-cell>
          <table:table-cell office:value-type="float" office:value="220232.4" calcext:value-type="float">
            <text:p>220232,4</text:p>
          </table:table-cell>
          <table:table-cell office:value-type="float" office:value="14.338" calcext:value-type="float">
            <text:p>14,3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666988.2" calcext:value-type="float">
            <text:p>666988,2</text:p>
          </table:table-cell>
          <table:table-cell office:value-type="float" office:value="16.284" calcext:value-type="float">
            <text:p>16,2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17446398" calcext:value-type="float">
            <text:p>-1517446398</text:p>
          </table:table-cell>
          <table:table-cell office:value-type="float" office:value="1383275.6" calcext:value-type="float">
            <text:p>1383275,6</text:p>
          </table:table-cell>
          <table:table-cell office:value-type="float" office:value="16.886" calcext:value-type="float">
            <text:p>16,8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2727045" calcext:value-type="float">
            <text:p>2727045</text:p>
          </table:table-cell>
          <table:table-cell office:value-type="float" office:value="16.645" calcext:value-type="float">
            <text:p>16,64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6689790" calcext:value-type="float">
            <text:p>6689790</text:p>
          </table:table-cell>
          <table:table-cell office:value-type="float" office:value="3360.6" calcext:value-type="float">
            <text:p>3360,6</text:p>
          </table:table-cell>
          <table:table-cell office:value-type="float" office:value="8.752" calcext:value-type="float">
            <text:p>8,7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60381606" calcext:value-type="float">
            <text:p>-2060381606</text:p>
          </table:table-cell>
          <table:table-cell office:value-type="float" office:value="11117.8" calcext:value-type="float">
            <text:p>11117,8</text:p>
          </table:table-cell>
          <table:table-cell office:value-type="float" office:value="9.651" calcext:value-type="float">
            <text:p>9,6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2037496" calcext:value-type="float">
            <text:p>42037496</text:p>
          </table:table-cell>
          <table:table-cell office:value-type="float" office:value="149636.6" calcext:value-type="float">
            <text:p>149636,6</text:p>
          </table:table-cell>
          <table:table-cell office:value-type="float" office:value="14.613" calcext:value-type="float">
            <text:p>14,6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089414834" calcext:value-type="float">
            <text:p>1089414834</text:p>
          </table:table-cell>
          <table:table-cell office:value-type="float" office:value="246181.2" calcext:value-type="float">
            <text:p>246181,2</text:p>
          </table:table-cell>
          <table:table-cell office:value-type="float" office:value="16.027" calcext:value-type="float">
            <text:p>16,0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679309.4" calcext:value-type="float">
            <text:p>679309,4</text:p>
          </table:table-cell>
          <table:table-cell office:value-type="float" office:value="16.585" calcext:value-type="float">
            <text:p>16,5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17446398" calcext:value-type="float">
            <text:p>-1517446398</text:p>
          </table:table-cell>
          <table:table-cell office:value-type="float" office:value="1380572.8" calcext:value-type="float">
            <text:p>1380572,8</text:p>
          </table:table-cell>
          <table:table-cell office:value-type="float" office:value="16.853" calcext:value-type="float">
            <text:p>16,8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95086521" calcext:value-type="float">
            <text:p>-895086521</text:p>
          </table:table-cell>
          <table:table-cell office:value-type="float" office:value="2785486" calcext:value-type="float">
            <text:p>2785486</text:p>
          </table:table-cell>
          <table:table-cell office:value-type="float" office:value="17.001" calcext:value-type="float">
            <text:p>17,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1020348658" calcext:value-type="float">
            <text:p>1020348658</text:p>
          </table:table-cell>
          <table:table-cell office:value-type="float" office:value="9057.4" calcext:value-type="float">
            <text:p>9057,4</text:p>
          </table:table-cell>
          <table:table-cell office:value-type="float" office:value="5.897" calcext:value-type="float">
            <text:p>5,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243611260" calcext:value-type="float">
            <text:p>-1243611260</text:p>
          </table:table-cell>
          <table:table-cell office:value-type="float" office:value="27167.4" calcext:value-type="float">
            <text:p>27167,4</text:p>
          </table:table-cell>
          <table:table-cell office:value-type="float" office:value="5.896" calcext:value-type="float">
            <text:p>5,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1291901773" calcext:value-type="float">
            <text:p>1291901773</text:p>
          </table:table-cell>
          <table:table-cell office:value-type="float" office:value="241907" calcext:value-type="float">
            <text:p>241907</text:p>
          </table:table-cell>
          <table:table-cell office:value-type="float" office:value="5.906" calcext:value-type="float">
            <text:p>5,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844138050" calcext:value-type="float">
            <text:p>-844138050</text:p>
          </table:table-cell>
          <table:table-cell office:value-type="float" office:value="363116" calcext:value-type="float">
            <text:p>363116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969734.6" calcext:value-type="float">
            <text:p>969734,6</text:p>
          </table:table-cell>
          <table:table-cell office:value-type="float" office:value="5.919" calcext:value-type="float">
            <text:p>5,9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853808774" calcext:value-type="float">
            <text:p>853808774</text:p>
          </table:table-cell>
          <table:table-cell office:value-type="float" office:value="1937329.6" calcext:value-type="float">
            <text:p>1937329,6</text:p>
          </table:table-cell>
          <table:table-cell office:value-type="float" office:value="5.912" calcext:value-type="float">
            <text:p>5,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313341941" calcext:value-type="float">
            <text:p>1313341941</text:p>
          </table:table-cell>
          <table:table-cell office:value-type="float" office:value="3875285.6" calcext:value-type="float">
            <text:p>3875285,6</text:p>
          </table:table-cell>
          <table:table-cell office:value-type="float" office:value="5.913" calcext:value-type="float">
            <text:p>5,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14178097" calcext:value-type="float">
            <text:p>2114178097</text:p>
          </table:table-cell>
          <table:table-cell office:value-type="float" office:value="2296.2" calcext:value-type="float">
            <text:p>2296,2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3366614" calcext:value-type="float">
            <text:p>-153366614</text:p>
          </table:table-cell>
          <table:table-cell office:value-type="float" office:value="6811.6" calcext:value-type="float">
            <text:p>6811,6</text:p>
          </table:table-cell>
          <table:table-cell office:value-type="float" office:value="5.913" calcext:value-type="float">
            <text:p>5,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14372789" calcext:value-type="float">
            <text:p>614372789</text:p>
          </table:table-cell>
          <table:table-cell office:value-type="float" office:value="62002.6" calcext:value-type="float">
            <text:p>62002,6</text:p>
          </table:table-cell>
          <table:table-cell office:value-type="float" office:value="6.055" calcext:value-type="float">
            <text:p>6,0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31631038" calcext:value-type="float">
            <text:p>1131631038</text:p>
          </table:table-cell>
          <table:table-cell office:value-type="float" office:value="92879.2" calcext:value-type="float">
            <text:p>92879,2</text:p>
          </table:table-cell>
          <table:table-cell office:value-type="float" office:value="6.047" calcext:value-type="float">
            <text:p>6,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251119.2" calcext:value-type="float">
            <text:p>251119,2</text:p>
          </table:table-cell>
          <table:table-cell office:value-type="float" office:value="6.131" calcext:value-type="float">
            <text:p>6,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58101601" calcext:value-type="float">
            <text:p>1058101601</text:p>
          </table:table-cell>
          <table:table-cell office:value-type="float" office:value="493826.2" calcext:value-type="float">
            <text:p>493826,2</text:p>
          </table:table-cell>
          <table:table-cell office:value-type="float" office:value="6.028" calcext:value-type="float">
            <text:p>6,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988532" calcext:value-type="float">
            <text:p>988532</text:p>
          </table:table-cell>
          <table:table-cell office:value-type="float" office:value="6.034" calcext:value-type="float">
            <text:p>6,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14178097" calcext:value-type="float">
            <text:p>2114178097</text:p>
          </table:table-cell>
          <table:table-cell office:value-type="float" office:value="2508.4" calcext:value-type="float">
            <text:p>2508,4</text:p>
          </table:table-cell>
          <table:table-cell office:value-type="float" office:value="6.532" calcext:value-type="float">
            <text:p>6,5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3366614" calcext:value-type="float">
            <text:p>-153366614</text:p>
          </table:table-cell>
          <table:table-cell office:value-type="float" office:value="7552" calcext:value-type="float">
            <text:p>7552</text:p>
          </table:table-cell>
          <table:table-cell office:value-type="float" office:value="6.556" calcext:value-type="float">
            <text:p>6,5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14372789" calcext:value-type="float">
            <text:p>614372789</text:p>
          </table:table-cell>
          <table:table-cell office:value-type="float" office:value="79534.6" calcext:value-type="float">
            <text:p>79534,6</text:p>
          </table:table-cell>
          <table:table-cell office:value-type="float" office:value="7.767" calcext:value-type="float">
            <text:p>7,7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31631038" calcext:value-type="float">
            <text:p>1131631038</text:p>
          </table:table-cell>
          <table:table-cell office:value-type="float" office:value="119486.2" calcext:value-type="float">
            <text:p>119486,2</text:p>
          </table:table-cell>
          <table:table-cell office:value-type="float" office:value="7.779" calcext:value-type="float">
            <text:p>7,7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369174.6" calcext:value-type="float">
            <text:p>369174,6</text:p>
          </table:table-cell>
          <table:table-cell office:value-type="float" office:value="9.013" calcext:value-type="float">
            <text:p>9,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58101601" calcext:value-type="float">
            <text:p>1058101601</text:p>
          </table:table-cell>
          <table:table-cell office:value-type="float" office:value="1253059.2" calcext:value-type="float">
            <text:p>1253059,2</text:p>
          </table:table-cell>
          <table:table-cell office:value-type="float" office:value="15.296" calcext:value-type="float">
            <text:p>15,2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2772234.2" calcext:value-type="float">
            <text:p>2772234,2</text:p>
          </table:table-cell>
          <table:table-cell office:value-type="float" office:value="16.92" calcext:value-type="float">
            <text:p>16,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14178097" calcext:value-type="float">
            <text:p>2114178097</text:p>
          </table:table-cell>
          <table:table-cell office:value-type="float" office:value="2652.6" calcext:value-type="float">
            <text:p>2652,6</text:p>
          </table:table-cell>
          <table:table-cell office:value-type="float" office:value="6.908" calcext:value-type="float">
            <text:p>6,9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3366614" calcext:value-type="float">
            <text:p>-153366614</text:p>
          </table:table-cell>
          <table:table-cell office:value-type="float" office:value="9383.6" calcext:value-type="float">
            <text:p>9383,6</text:p>
          </table:table-cell>
          <table:table-cell office:value-type="float" office:value="8.145" calcext:value-type="float">
            <text:p>8,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14372789" calcext:value-type="float">
            <text:p>614372789</text:p>
          </table:table-cell>
          <table:table-cell office:value-type="float" office:value="109064" calcext:value-type="float">
            <text:p>109064</text:p>
          </table:table-cell>
          <table:table-cell office:value-type="float" office:value="10.651" calcext:value-type="float">
            <text:p>10,6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31631038" calcext:value-type="float">
            <text:p>1131631038</text:p>
          </table:table-cell>
          <table:table-cell office:value-type="float" office:value="223150" calcext:value-type="float">
            <text:p>223150</text:p>
          </table:table-cell>
          <table:table-cell office:value-type="float" office:value="14.528" calcext:value-type="float">
            <text:p>14,5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658668.4" calcext:value-type="float">
            <text:p>658668,4</text:p>
          </table:table-cell>
          <table:table-cell office:value-type="float" office:value="16.081" calcext:value-type="float">
            <text:p>16,0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58101601" calcext:value-type="float">
            <text:p>1058101601</text:p>
          </table:table-cell>
          <table:table-cell office:value-type="float" office:value="1369780.4" calcext:value-type="float">
            <text:p>1369780,4</text:p>
          </table:table-cell>
          <table:table-cell office:value-type="float" office:value="16.721" calcext:value-type="float">
            <text:p>16,7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2722157.4" calcext:value-type="float">
            <text:p>2722157,4</text:p>
          </table:table-cell>
          <table:table-cell office:value-type="float" office:value="16.615" calcext:value-type="float">
            <text:p>16,6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14178097" calcext:value-type="float">
            <text:p>2114178097</text:p>
          </table:table-cell>
          <table:table-cell office:value-type="float" office:value="3604.4" calcext:value-type="float">
            <text:p>3604,4</text:p>
          </table:table-cell>
          <table:table-cell office:value-type="float" office:value="9.386" calcext:value-type="float">
            <text:p>9,3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3366614" calcext:value-type="float">
            <text:p>-153366614</text:p>
          </table:table-cell>
          <table:table-cell office:value-type="float" office:value="9982" calcext:value-type="float">
            <text:p>9982</text:p>
          </table:table-cell>
          <table:table-cell office:value-type="float" office:value="8.665" calcext:value-type="float">
            <text:p>8,6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14372789" calcext:value-type="float">
            <text:p>614372789</text:p>
          </table:table-cell>
          <table:table-cell office:value-type="float" office:value="151751.4" calcext:value-type="float">
            <text:p>151751,4</text:p>
          </table:table-cell>
          <table:table-cell office:value-type="float" office:value="14.819" calcext:value-type="float">
            <text:p>14,8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31631038" calcext:value-type="float">
            <text:p>1131631038</text:p>
          </table:table-cell>
          <table:table-cell office:value-type="float" office:value="255720" calcext:value-type="float">
            <text:p>255720</text:p>
          </table:table-cell>
          <table:table-cell office:value-type="float" office:value="16.648" calcext:value-type="float">
            <text:p>16,6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728096" calcext:value-type="float">
            <text:p>728096</text:p>
          </table:table-cell>
          <table:table-cell office:value-type="float" office:value="17.776" calcext:value-type="float">
            <text:p>17,7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58101601" calcext:value-type="float">
            <text:p>1058101601</text:p>
          </table:table-cell>
          <table:table-cell office:value-type="float" office:value="1473495.6" calcext:value-type="float">
            <text:p>1473495,6</text:p>
          </table:table-cell>
          <table:table-cell office:value-type="float" office:value="17.987" calcext:value-type="float">
            <text:p>17,9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2770183" calcext:value-type="float">
            <text:p>2770183</text:p>
          </table:table-cell>
          <table:table-cell office:value-type="float" office:value="16.908" calcext:value-type="float">
            <text:p>16,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463027574" calcext:value-type="float">
            <text:p>-463027574</text:p>
          </table:table-cell>
          <table:table-cell office:value-type="float" office:value="9020.6" calcext:value-type="float">
            <text:p>9020,6</text:p>
          </table:table-cell>
          <table:table-cell office:value-type="float" office:value="5.873" calcext:value-type="float">
            <text:p>5,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1500104725" calcext:value-type="float">
            <text:p>1500104725</text:p>
          </table:table-cell>
          <table:table-cell office:value-type="float" office:value="27151.6" calcext:value-type="float">
            <text:p>27151,6</text:p>
          </table:table-cell>
          <table:table-cell office:value-type="float" office:value="5.892" calcext:value-type="float">
            <text:p>5,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241878" calcext:value-type="float">
            <text:p>241878</text:p>
          </table:table-cell>
          <table:table-cell office:value-type="float" office:value="5.905" calcext:value-type="float">
            <text:p>5,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844138050" calcext:value-type="float">
            <text:p>-844138050</text:p>
          </table:table-cell>
          <table:table-cell office:value-type="float" office:value="362593.2" calcext:value-type="float">
            <text:p>362593,2</text:p>
          </table:table-cell>
          <table:table-cell office:value-type="float" office:value="5.902" calcext:value-type="float">
            <text:p>5,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968368.6" calcext:value-type="float">
            <text:p>968368,6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853808774" calcext:value-type="float">
            <text:p>853808774</text:p>
          </table:table-cell>
          <table:table-cell office:value-type="float" office:value="1940822.2" calcext:value-type="float">
            <text:p>1940822,2</text:p>
          </table:table-cell>
          <table:table-cell office:value-type="float" office:value="5.923" calcext:value-type="float">
            <text:p>5,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313341941" calcext:value-type="float">
            <text:p>1313341941</text:p>
          </table:table-cell>
          <table:table-cell office:value-type="float" office:value="3878904.2" calcext:value-type="float">
            <text:p>3878904,2</text:p>
          </table:table-cell>
          <table:table-cell office:value-type="float" office:value="5.919" calcext:value-type="float">
            <text:p>5,9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14178097" calcext:value-type="float">
            <text:p>2114178097</text:p>
          </table:table-cell>
          <table:table-cell office:value-type="float" office:value="2292.6" calcext:value-type="float">
            <text:p>2292,6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3366614" calcext:value-type="float">
            <text:p>-153366614</text:p>
          </table:table-cell>
          <table:table-cell office:value-type="float" office:value="6801.4" calcext:value-type="float">
            <text:p>6801,4</text:p>
          </table:table-cell>
          <table:table-cell office:value-type="float" office:value="5.904" calcext:value-type="float">
            <text:p>5,9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14372789" calcext:value-type="float">
            <text:p>614372789</text:p>
          </table:table-cell>
          <table:table-cell office:value-type="float" office:value="61433" calcext:value-type="float">
            <text:p>61433</text:p>
          </table:table-cell>
          <table:table-cell office:value-type="float" office:value="5.999" calcext:value-type="float">
            <text:p>5,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31631038" calcext:value-type="float">
            <text:p>1131631038</text:p>
          </table:table-cell>
          <table:table-cell office:value-type="float" office:value="92081.8" calcext:value-type="float">
            <text:p>92081,8</text:p>
          </table:table-cell>
          <table:table-cell office:value-type="float" office:value="5.995" calcext:value-type="float">
            <text:p>5,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250043.4" calcext:value-type="float">
            <text:p>250043,4</text:p>
          </table:table-cell>
          <table:table-cell office:value-type="float" office:value="6.105" calcext:value-type="float">
            <text:p>6,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58101601" calcext:value-type="float">
            <text:p>1058101601</text:p>
          </table:table-cell>
          <table:table-cell office:value-type="float" office:value="500170.6" calcext:value-type="float">
            <text:p>500170,6</text:p>
          </table:table-cell>
          <table:table-cell office:value-type="float" office:value="6.106" calcext:value-type="float">
            <text:p>6,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987512.6" calcext:value-type="float">
            <text:p>987512,6</text:p>
          </table:table-cell>
          <table:table-cell office:value-type="float" office:value="6.027" calcext:value-type="float">
            <text:p>6,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14178097" calcext:value-type="float">
            <text:p>2114178097</text:p>
          </table:table-cell>
          <table:table-cell office:value-type="float" office:value="2478.8" calcext:value-type="float">
            <text:p>2478,8</text:p>
          </table:table-cell>
          <table:table-cell office:value-type="float" office:value="6.455" calcext:value-type="float">
            <text:p>6,4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3366614" calcext:value-type="float">
            <text:p>-153366614</text:p>
          </table:table-cell>
          <table:table-cell office:value-type="float" office:value="7558.4" calcext:value-type="float">
            <text:p>7558,4</text:p>
          </table:table-cell>
          <table:table-cell office:value-type="float" office:value="6.561" calcext:value-type="float">
            <text:p>6,5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14372789" calcext:value-type="float">
            <text:p>614372789</text:p>
          </table:table-cell>
          <table:table-cell office:value-type="float" office:value="82023" calcext:value-type="float">
            <text:p>82023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31631038" calcext:value-type="float">
            <text:p>1131631038</text:p>
          </table:table-cell>
          <table:table-cell office:value-type="float" office:value="116476.8" calcext:value-type="float">
            <text:p>116476,8</text:p>
          </table:table-cell>
          <table:table-cell office:value-type="float" office:value="7.583" calcext:value-type="float">
            <text:p>7,5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366707.4" calcext:value-type="float">
            <text:p>366707,4</text:p>
          </table:table-cell>
          <table:table-cell office:value-type="float" office:value="8.953" calcext:value-type="float">
            <text:p>8,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58101601" calcext:value-type="float">
            <text:p>1058101601</text:p>
          </table:table-cell>
          <table:table-cell office:value-type="float" office:value="1269540.6" calcext:value-type="float">
            <text:p>1269540,6</text:p>
          </table:table-cell>
          <table:table-cell office:value-type="float" office:value="15.497" calcext:value-type="float">
            <text:p>15,4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2764575.6" calcext:value-type="float">
            <text:p>2764575,6</text:p>
          </table:table-cell>
          <table:table-cell office:value-type="float" office:value="16.874" calcext:value-type="float">
            <text:p>16,8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14178097" calcext:value-type="float">
            <text:p>2114178097</text:p>
          </table:table-cell>
          <table:table-cell office:value-type="float" office:value="2778.2" calcext:value-type="float">
            <text:p>2778,2</text:p>
          </table:table-cell>
          <table:table-cell office:value-type="float" office:value="7.235" calcext:value-type="float">
            <text:p>7,2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3366614" calcext:value-type="float">
            <text:p>-153366614</text:p>
          </table:table-cell>
          <table:table-cell office:value-type="float" office:value="10269" calcext:value-type="float">
            <text:p>10269</text:p>
          </table:table-cell>
          <table:table-cell office:value-type="float" office:value="8.914" calcext:value-type="float">
            <text:p>8,9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14372789" calcext:value-type="float">
            <text:p>614372789</text:p>
          </table:table-cell>
          <table:table-cell office:value-type="float" office:value="98186.4" calcext:value-type="float">
            <text:p>98186,4</text:p>
          </table:table-cell>
          <table:table-cell office:value-type="float" office:value="9.589" calcext:value-type="float">
            <text:p>9,5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31631038" calcext:value-type="float">
            <text:p>1131631038</text:p>
          </table:table-cell>
          <table:table-cell office:value-type="float" office:value="213633.4" calcext:value-type="float">
            <text:p>213633,4</text:p>
          </table:table-cell>
          <table:table-cell office:value-type="float" office:value="13.908" calcext:value-type="float">
            <text:p>13,9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669092" calcext:value-type="float">
            <text:p>669092</text:p>
          </table:table-cell>
          <table:table-cell office:value-type="float" office:value="16.335" calcext:value-type="float">
            <text:p>16,3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58101601" calcext:value-type="float">
            <text:p>1058101601</text:p>
          </table:table-cell>
          <table:table-cell office:value-type="float" office:value="1379299.6" calcext:value-type="float">
            <text:p>1379299,6</text:p>
          </table:table-cell>
          <table:table-cell office:value-type="float" office:value="16.837" calcext:value-type="float">
            <text:p>16,8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2791158.2" calcext:value-type="float">
            <text:p>2791158,2</text:p>
          </table:table-cell>
          <table:table-cell office:value-type="float" office:value="17.036" calcext:value-type="float">
            <text:p>17,0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14178097" calcext:value-type="float">
            <text:p>2114178097</text:p>
          </table:table-cell>
          <table:table-cell office:value-type="float" office:value="3287" calcext:value-type="float">
            <text:p>3287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53366614" calcext:value-type="float">
            <text:p>-153366614</text:p>
          </table:table-cell>
          <table:table-cell office:value-type="float" office:value="9686.8" calcext:value-type="float">
            <text:p>9686,8</text:p>
          </table:table-cell>
          <table:table-cell office:value-type="float" office:value="8.409" calcext:value-type="float">
            <text:p>8,4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14372789" calcext:value-type="float">
            <text:p>614372789</text:p>
          </table:table-cell>
          <table:table-cell office:value-type="float" office:value="150376" calcext:value-type="float">
            <text:p>150376</text:p>
          </table:table-cell>
          <table:table-cell office:value-type="float" office:value="14.685" calcext:value-type="float">
            <text:p>14,6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131631038" calcext:value-type="float">
            <text:p>1131631038</text:p>
          </table:table-cell>
          <table:table-cell office:value-type="float" office:value="251733.8" calcext:value-type="float">
            <text:p>251733,8</text:p>
          </table:table-cell>
          <table:table-cell office:value-type="float" office:value="16.389" calcext:value-type="float">
            <text:p>16,3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153227556" calcext:value-type="float">
            <text:p>-1153227556</text:p>
          </table:table-cell>
          <table:table-cell office:value-type="float" office:value="673443.8" calcext:value-type="float">
            <text:p>673443,8</text:p>
          </table:table-cell>
          <table:table-cell office:value-type="float" office:value="16.441" calcext:value-type="float">
            <text:p>16,4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58101601" calcext:value-type="float">
            <text:p>1058101601</text:p>
          </table:table-cell>
          <table:table-cell office:value-type="float" office:value="1422082.8" calcext:value-type="float">
            <text:p>1422082,8</text:p>
          </table:table-cell>
          <table:table-cell office:value-type="float" office:value="17.359" calcext:value-type="float">
            <text:p>17,3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52120378" calcext:value-type="float">
            <text:p>452120378</text:p>
          </table:table-cell>
          <table:table-cell office:value-type="float" office:value="3003394.6" calcext:value-type="float">
            <text:p>3003394,6</text:p>
          </table:table-cell>
          <table:table-cell office:value-type="float" office:value="18.331" calcext:value-type="float">
            <text:p>18,3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085345609" calcext:value-type="float">
            <text:p>-1085345609</text:p>
          </table:table-cell>
          <table:table-cell office:value-type="float" office:value="9048.8" calcext:value-type="float">
            <text:p>9048,8</text:p>
          </table:table-cell>
          <table:table-cell office:value-type="float" office:value="5.891" calcext:value-type="float">
            <text:p>5,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6969020" calcext:value-type="float">
            <text:p>-6969020</text:p>
          </table:table-cell>
          <table:table-cell office:value-type="float" office:value="27175.4" calcext:value-type="float">
            <text:p>27175,4</text:p>
          </table:table-cell>
          <table:table-cell office:value-type="float" office:value="5.897" calcext:value-type="float">
            <text:p>5,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241776.2" calcext:value-type="float">
            <text:p>241776,2</text:p>
          </table:table-cell>
          <table:table-cell office:value-type="float" office:value="5.903" calcext:value-type="float">
            <text:p>5,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2034819018" calcext:value-type="float">
            <text:p>-2034819018</text:p>
          </table:table-cell>
          <table:table-cell office:value-type="float" office:value="363386.6" calcext:value-type="float">
            <text:p>363386,6</text:p>
          </table:table-cell>
          <table:table-cell office:value-type="float" office:value="5.914" calcext:value-type="float">
            <text:p>5,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977051.8" calcext:value-type="float">
            <text:p>977051,8</text:p>
          </table:table-cell>
          <table:table-cell office:value-type="float" office:value="5.963" calcext:value-type="float">
            <text:p>5,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203384028" calcext:value-type="float">
            <text:p>-1203384028</text:p>
          </table:table-cell>
          <table:table-cell office:value-type="float" office:value="1941739.6" calcext:value-type="float">
            <text:p>1941739,6</text:p>
          </table:table-cell>
          <table:table-cell office:value-type="float" office:value="5.926" calcext:value-type="float">
            <text:p>5,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166043649" calcext:value-type="float">
            <text:p>-1166043649</text:p>
          </table:table-cell>
          <table:table-cell office:value-type="float" office:value="3885051.6" calcext:value-type="float">
            <text:p>3885051,6</text:p>
          </table:table-cell>
          <table:table-cell office:value-type="float" office:value="5.928" calcext:value-type="float">
            <text:p>5,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939990357" calcext:value-type="float">
            <text:p>-1939990357</text:p>
          </table:table-cell>
          <table:table-cell office:value-type="float" office:value="2298.2" calcext:value-type="float">
            <text:p>2298,2</text:p>
          </table:table-cell>
          <table:table-cell office:value-type="float" office:value="5.985" calcext:value-type="float">
            <text:p>5,9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27853160" calcext:value-type="float">
            <text:p>1027853160</text:p>
          </table:table-cell>
          <table:table-cell office:value-type="float" office:value="6816.8" calcext:value-type="float">
            <text:p>6816,8</text:p>
          </table:table-cell>
          <table:table-cell office:value-type="float" office:value="5.917" calcext:value-type="float">
            <text:p>5,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883405" calcext:value-type="float">
            <text:p>-12883405</text:p>
          </table:table-cell>
          <table:table-cell office:value-type="float" office:value="62052.4" calcext:value-type="float">
            <text:p>62052,4</text:p>
          </table:table-cell>
          <table:table-cell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23809958" calcext:value-type="float">
            <text:p>223809958</text:p>
          </table:table-cell>
          <table:table-cell office:value-type="float" office:value="92133.8" calcext:value-type="float">
            <text:p>92133,8</text:p>
          </table:table-cell>
          <table:table-cell office:value-type="float" office:value="5.998" calcext:value-type="float">
            <text:p>5,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249982" calcext:value-type="float">
            <text:p>249982</text:p>
          </table:table-cell>
          <table:table-cell office:value-type="float" office:value="6.103" calcext:value-type="float">
            <text:p>6,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32524038" calcext:value-type="float">
            <text:p>1732524038</text:p>
          </table:table-cell>
          <table:table-cell office:value-type="float" office:value="502629.2" calcext:value-type="float">
            <text:p>502629,2</text:p>
          </table:table-cell>
          <table:table-cell office:value-type="float" office:value="6.136" calcext:value-type="float">
            <text:p>6,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990156" calcext:value-type="float">
            <text:p>990156</text:p>
          </table:table-cell>
          <table:table-cell office:value-type="float" office:value="6.043" calcext:value-type="float">
            <text:p>6,0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939990357" calcext:value-type="float">
            <text:p>-1939990357</text:p>
          </table:table-cell>
          <table:table-cell office:value-type="float" office:value="2497.8" calcext:value-type="float">
            <text:p>2497,8</text:p>
          </table:table-cell>
          <table:table-cell office:value-type="float" office:value="6.505" calcext:value-type="float">
            <text:p>6,5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27853160" calcext:value-type="float">
            <text:p>1027853160</text:p>
          </table:table-cell>
          <table:table-cell office:value-type="float" office:value="7657.4" calcext:value-type="float">
            <text:p>7657,4</text:p>
          </table:table-cell>
          <table:table-cell office:value-type="float" office:value="6.647" calcext:value-type="float">
            <text:p>6,6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883405" calcext:value-type="float">
            <text:p>-12883405</text:p>
          </table:table-cell>
          <table:table-cell office:value-type="float" office:value="79592.8" calcext:value-type="float">
            <text:p>79592,8</text:p>
          </table:table-cell>
          <table:table-cell office:value-type="float" office:value="7.773" calcext:value-type="float">
            <text:p>7,7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23809958" calcext:value-type="float">
            <text:p>223809958</text:p>
          </table:table-cell>
          <table:table-cell office:value-type="float" office:value="116146.2" calcext:value-type="float">
            <text:p>116146,2</text:p>
          </table:table-cell>
          <table:table-cell office:value-type="float" office:value="7.562" calcext:value-type="float">
            <text:p>7,5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364888.8" calcext:value-type="float">
            <text:p>364888,8</text:p>
          </table:table-cell>
          <table:table-cell office:value-type="float" office:value="8.908" calcext:value-type="float">
            <text:p>8,9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32524038" calcext:value-type="float">
            <text:p>1732524038</text:p>
          </table:table-cell>
          <table:table-cell office:value-type="float" office:value="1253986.4" calcext:value-type="float">
            <text:p>1253986,4</text:p>
          </table:table-cell>
          <table:table-cell office:value-type="float" office:value="15.307" calcext:value-type="float">
            <text:p>15,3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2740973.8" calcext:value-type="float">
            <text:p>2740973,8</text:p>
          </table:table-cell>
          <table:table-cell office:value-type="float" office:value="16.73" calcext:value-type="float">
            <text:p>16,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939990357" calcext:value-type="float">
            <text:p>-1939990357</text:p>
          </table:table-cell>
          <table:table-cell office:value-type="float" office:value="2682.4" calcext:value-type="float">
            <text:p>2682,4</text:p>
          </table:table-cell>
          <table:table-cell office:value-type="float" office:value="6.985" calcext:value-type="float">
            <text:p>6,9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27853160" calcext:value-type="float">
            <text:p>1027853160</text:p>
          </table:table-cell>
          <table:table-cell office:value-type="float" office:value="15219" calcext:value-type="float">
            <text:p>15219</text:p>
          </table:table-cell>
          <table:table-cell office:value-type="float" office:value="13.211" calcext:value-type="float">
            <text:p>13,2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883405" calcext:value-type="float">
            <text:p>-12883405</text:p>
          </table:table-cell>
          <table:table-cell office:value-type="float" office:value="114946.6" calcext:value-type="float">
            <text:p>114946,6</text:p>
          </table:table-cell>
          <table:table-cell office:value-type="float" office:value="11.225" calcext:value-type="float">
            <text:p>11,2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23809958" calcext:value-type="float">
            <text:p>223809958</text:p>
          </table:table-cell>
          <table:table-cell office:value-type="float" office:value="225087" calcext:value-type="float">
            <text:p>225087</text:p>
          </table:table-cell>
          <table:table-cell office:value-type="float" office:value="14.654" calcext:value-type="float">
            <text:p>14,6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681297" calcext:value-type="float">
            <text:p>681297</text:p>
          </table:table-cell>
          <table:table-cell office:value-type="float" office:value="16.633" calcext:value-type="float">
            <text:p>16,6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32524038" calcext:value-type="float">
            <text:p>1732524038</text:p>
          </table:table-cell>
          <table:table-cell office:value-type="float" office:value="1373794.4" calcext:value-type="float">
            <text:p>1373794,4</text:p>
          </table:table-cell>
          <table:table-cell office:value-type="float" office:value="16.77" calcext:value-type="float">
            <text:p>16,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2693347.6" calcext:value-type="float">
            <text:p>2693347,6</text:p>
          </table:table-cell>
          <table:table-cell office:value-type="float" office:value="16.439" calcext:value-type="float">
            <text:p>16,4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939990357" calcext:value-type="float">
            <text:p>-1939990357</text:p>
          </table:table-cell>
          <table:table-cell office:value-type="float" office:value="3600.6" calcext:value-type="float">
            <text:p>3600,6</text:p>
          </table:table-cell>
          <table:table-cell office:value-type="float" office:value="9.377" calcext:value-type="float">
            <text:p>9,3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27853160" calcext:value-type="float">
            <text:p>1027853160</text:p>
          </table:table-cell>
          <table:table-cell office:value-type="float" office:value="9789.8" calcext:value-type="float">
            <text:p>9789,8</text:p>
          </table:table-cell>
          <table:table-cell office:value-type="float" office:value="8.498" calcext:value-type="float">
            <text:p>8,4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883405" calcext:value-type="float">
            <text:p>-12883405</text:p>
          </table:table-cell>
          <table:table-cell office:value-type="float" office:value="150937.8" calcext:value-type="float">
            <text:p>150937,8</text:p>
          </table:table-cell>
          <table:table-cell office:value-type="float" office:value="14.74" calcext:value-type="float">
            <text:p>14,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23809958" calcext:value-type="float">
            <text:p>223809958</text:p>
          </table:table-cell>
          <table:table-cell office:value-type="float" office:value="255550.8" calcext:value-type="float">
            <text:p>255550,8</text:p>
          </table:table-cell>
          <table:table-cell office:value-type="float" office:value="16.637" calcext:value-type="float">
            <text:p>16,6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710155" calcext:value-type="float">
            <text:p>710155</text:p>
          </table:table-cell>
          <table:table-cell office:value-type="float" office:value="17.338" calcext:value-type="float">
            <text:p>17,3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32524038" calcext:value-type="float">
            <text:p>1732524038</text:p>
          </table:table-cell>
          <table:table-cell office:value-type="float" office:value="1387651.4" calcext:value-type="float">
            <text:p>1387651,4</text:p>
          </table:table-cell>
          <table:table-cell office:value-type="float" office:value="16.939" calcext:value-type="float">
            <text:p>16,9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2813798.8" calcext:value-type="float">
            <text:p>2813798,8</text:p>
          </table:table-cell>
          <table:table-cell office:value-type="float" office:value="17.174" calcext:value-type="float">
            <text:p>17,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085345609" calcext:value-type="float">
            <text:p>-1085345609</text:p>
          </table:table-cell>
          <table:table-cell office:value-type="float" office:value="9064.2" calcext:value-type="float">
            <text:p>9064,2</text:p>
          </table:table-cell>
          <table:table-cell office:value-type="float" office:value="5.901" calcext:value-type="float">
            <text:p>5,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6969020" calcext:value-type="float">
            <text:p>-6969020</text:p>
          </table:table-cell>
          <table:table-cell office:value-type="float" office:value="27963.4" calcext:value-type="float">
            <text:p>27963,4</text:p>
          </table:table-cell>
          <table:table-cell office:value-type="float" office:value="6.068" calcext:value-type="float">
            <text:p>6,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242071.2" calcext:value-type="float">
            <text:p>242071,2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2034819018" calcext:value-type="float">
            <text:p>-2034819018</text:p>
          </table:table-cell>
          <table:table-cell office:value-type="float" office:value="362825.4" calcext:value-type="float">
            <text:p>362825,4</text:p>
          </table:table-cell>
          <table:table-cell office:value-type="float" office:value="5.905" calcext:value-type="float">
            <text:p>5,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969323.4" calcext:value-type="float">
            <text:p>969323,4</text:p>
          </table:table-cell>
          <table:table-cell office:value-type="float" office:value="5.916" calcext:value-type="float">
            <text:p>5,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203384028" calcext:value-type="float">
            <text:p>-1203384028</text:p>
          </table:table-cell>
          <table:table-cell office:value-type="float" office:value="1938513.4" calcext:value-type="float">
            <text:p>1938513,4</text:p>
          </table:table-cell>
          <table:table-cell office:value-type="float" office:value="5.916" calcext:value-type="float">
            <text:p>5,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166043649" calcext:value-type="float">
            <text:p>-1166043649</text:p>
          </table:table-cell>
          <table:table-cell office:value-type="float" office:value="3877992.4" calcext:value-type="float">
            <text:p>3877992,4</text:p>
          </table:table-cell>
          <table:table-cell office:value-type="float" office:value="5.917" calcext:value-type="float">
            <text:p>5,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939990357" calcext:value-type="float">
            <text:p>-1939990357</text:p>
          </table:table-cell>
          <table:table-cell office:value-type="float" office:value="2296" calcext:value-type="float">
            <text:p>2296</text:p>
          </table:table-cell>
          <table:table-cell office:value-type="float" office:value="5.979" calcext:value-type="float">
            <text:p>5,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27853160" calcext:value-type="float">
            <text:p>1027853160</text:p>
          </table:table-cell>
          <table:table-cell office:value-type="float" office:value="6815.6" calcext:value-type="float">
            <text:p>6815,6</text:p>
          </table:table-cell>
          <table:table-cell office:value-type="float" office:value="5.916" calcext:value-type="float">
            <text:p>5,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883405" calcext:value-type="float">
            <text:p>-12883405</text:p>
          </table:table-cell>
          <table:table-cell office:value-type="float" office:value="61389.2" calcext:value-type="float">
            <text:p>61389,2</text:p>
          </table:table-cell>
          <table:table-cell office:value-type="float" office:value="5.995" calcext:value-type="float">
            <text:p>5,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23809958" calcext:value-type="float">
            <text:p>223809958</text:p>
          </table:table-cell>
          <table:table-cell office:value-type="float" office:value="92729.6" calcext:value-type="float">
            <text:p>92729,6</text:p>
          </table:table-cell>
          <table:table-cell office:value-type="float" office:value="6.037" calcext:value-type="float">
            <text:p>6,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251223.6" calcext:value-type="float">
            <text:p>251223,6</text:p>
          </table:table-cell>
          <table:table-cell office:value-type="float" office:value="6.133" calcext:value-type="float">
            <text:p>6,1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32524038" calcext:value-type="float">
            <text:p>1732524038</text:p>
          </table:table-cell>
          <table:table-cell office:value-type="float" office:value="495580" calcext:value-type="float">
            <text:p>495580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1017350.8" calcext:value-type="float">
            <text:p>1017350,8</text:p>
          </table:table-cell>
          <table:table-cell office:value-type="float" office:value="6.209" calcext:value-type="float">
            <text:p>6,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939990357" calcext:value-type="float">
            <text:p>-1939990357</text:p>
          </table:table-cell>
          <table:table-cell office:value-type="float" office:value="2502.2" calcext:value-type="float">
            <text:p>2502,2</text:p>
          </table:table-cell>
          <table:table-cell office:value-type="float" office:value="6.516" calcext:value-type="float">
            <text:p>6,5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27853160" calcext:value-type="float">
            <text:p>1027853160</text:p>
          </table:table-cell>
          <table:table-cell office:value-type="float" office:value="7626.6" calcext:value-type="float">
            <text:p>7626,6</text:p>
          </table:table-cell>
          <table:table-cell office:value-type="float" office:value="6.62" calcext:value-type="float">
            <text:p>6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883405" calcext:value-type="float">
            <text:p>-12883405</text:p>
          </table:table-cell>
          <table:table-cell office:value-type="float" office:value="81713.6" calcext:value-type="float">
            <text:p>81713,6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23809958" calcext:value-type="float">
            <text:p>223809958</text:p>
          </table:table-cell>
          <table:table-cell office:value-type="float" office:value="114943.6" calcext:value-type="float">
            <text:p>114943,6</text:p>
          </table:table-cell>
          <table:table-cell office:value-type="float" office:value="7.483" calcext:value-type="float">
            <text:p>7,4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358251" calcext:value-type="float">
            <text:p>358251</text:p>
          </table:table-cell>
          <table:table-cell office:value-type="float" office:value="8.746" calcext:value-type="float">
            <text:p>8,7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32524038" calcext:value-type="float">
            <text:p>1732524038</text:p>
          </table:table-cell>
          <table:table-cell office:value-type="float" office:value="1246547.8" calcext:value-type="float">
            <text:p>1246547,8</text:p>
          </table:table-cell>
          <table:table-cell office:value-type="float" office:value="15.217" calcext:value-type="float">
            <text:p>15,2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2772859.8" calcext:value-type="float">
            <text:p>2772859,8</text:p>
          </table:table-cell>
          <table:table-cell office:value-type="float" office:value="16.924" calcext:value-type="float">
            <text:p>16,9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939990357" calcext:value-type="float">
            <text:p>-1939990357</text:p>
          </table:table-cell>
          <table:table-cell office:value-type="float" office:value="2721.8" calcext:value-type="float">
            <text:p>2721,8</text:p>
          </table:table-cell>
          <table:table-cell office:value-type="float" office:value="7.088" calcext:value-type="float">
            <text:p>7,0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27853160" calcext:value-type="float">
            <text:p>1027853160</text:p>
          </table:table-cell>
          <table:table-cell office:value-type="float" office:value="9257.4" calcext:value-type="float">
            <text:p>9257,4</text:p>
          </table:table-cell>
          <table:table-cell office:value-type="float" office:value="8.036" calcext:value-type="float">
            <text:p>8,0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883405" calcext:value-type="float">
            <text:p>-12883405</text:p>
          </table:table-cell>
          <table:table-cell office:value-type="float" office:value="97757.4" calcext:value-type="float">
            <text:p>97757,4</text:p>
          </table:table-cell>
          <table:table-cell office:value-type="float" office:value="9.547" calcext:value-type="float">
            <text:p>9,5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23809958" calcext:value-type="float">
            <text:p>223809958</text:p>
          </table:table-cell>
          <table:table-cell office:value-type="float" office:value="221869.4" calcext:value-type="float">
            <text:p>221869,4</text:p>
          </table:table-cell>
          <table:table-cell office:value-type="float" office:value="14.445" calcext:value-type="float">
            <text:p>14,4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670139.8" calcext:value-type="float">
            <text:p>670139,8</text:p>
          </table:table-cell>
          <table:table-cell office:value-type="float" office:value="16.361" calcext:value-type="float">
            <text:p>16,3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32524038" calcext:value-type="float">
            <text:p>1732524038</text:p>
          </table:table-cell>
          <table:table-cell office:value-type="float" office:value="1343952" calcext:value-type="float">
            <text:p>1343952</text:p>
          </table:table-cell>
          <table:table-cell office:value-type="float" office:value="16.406" calcext:value-type="float">
            <text:p>16,4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2790044.6" calcext:value-type="float">
            <text:p>2790044,6</text:p>
          </table:table-cell>
          <table:table-cell office:value-type="float" office:value="17.029" calcext:value-type="float">
            <text:p>17,0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939990357" calcext:value-type="float">
            <text:p>-1939990357</text:p>
          </table:table-cell>
          <table:table-cell office:value-type="float" office:value="3214.2" calcext:value-type="float">
            <text:p>3214,2</text:p>
          </table:table-cell>
          <table:table-cell office:value-type="float" office:value="8.37" calcext:value-type="float">
            <text:p>8,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027853160" calcext:value-type="float">
            <text:p>1027853160</text:p>
          </table:table-cell>
          <table:table-cell office:value-type="float" office:value="9685.2" calcext:value-type="float">
            <text:p>9685,2</text:p>
          </table:table-cell>
          <table:table-cell office:value-type="float" office:value="8.407" calcext:value-type="float">
            <text:p>8,4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883405" calcext:value-type="float">
            <text:p>-12883405</text:p>
          </table:table-cell>
          <table:table-cell office:value-type="float" office:value="153255.4" calcext:value-type="float">
            <text:p>153255,4</text:p>
          </table:table-cell>
          <table:table-cell office:value-type="float" office:value="14.966" calcext:value-type="float">
            <text:p>14,9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23809958" calcext:value-type="float">
            <text:p>223809958</text:p>
          </table:table-cell>
          <table:table-cell office:value-type="float" office:value="249952.4" calcext:value-type="float">
            <text:p>249952,4</text:p>
          </table:table-cell>
          <table:table-cell office:value-type="float" office:value="16.273" calcext:value-type="float">
            <text:p>16,2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673266.8" calcext:value-type="float">
            <text:p>673266,8</text:p>
          </table:table-cell>
          <table:table-cell office:value-type="float" office:value="16.437" calcext:value-type="float">
            <text:p>16,4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32524038" calcext:value-type="float">
            <text:p>1732524038</text:p>
          </table:table-cell>
          <table:table-cell office:value-type="float" office:value="1373002.6" calcext:value-type="float">
            <text:p>1373002,6</text:p>
          </table:table-cell>
          <table:table-cell office:value-type="float" office:value="16.76" calcext:value-type="float">
            <text:p>16,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2819743.6" calcext:value-type="float">
            <text:p>2819743,6</text:p>
          </table:table-cell>
          <table:table-cell office:value-type="float" office:value="17.21" calcext:value-type="float">
            <text:p>17,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1085345609" calcext:value-type="float">
            <text:p>-1085345609</text:p>
          </table:table-cell>
          <table:table-cell office:value-type="float" office:value="9020.8" calcext:value-type="float">
            <text:p>9020,8</text:p>
          </table:table-cell>
          <table:table-cell office:value-type="float" office:value="5.873" calcext:value-type="float">
            <text:p>5,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6969020" calcext:value-type="float">
            <text:p>-6969020</text:p>
          </table:table-cell>
          <table:table-cell office:value-type="float" office:value="27182.8" calcext:value-type="float">
            <text:p>27182,8</text:p>
          </table:table-cell>
          <table:table-cell office:value-type="float" office:value="5.899" calcext:value-type="float">
            <text:p>5,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579794879" calcext:value-type="float">
            <text:p>-1579794879</text:p>
          </table:table-cell>
          <table:table-cell office:value-type="float" office:value="242013" calcext:value-type="float">
            <text:p>242013</text:p>
          </table:table-cell>
          <table:table-cell office:value-type="float" office:value="5.909" calcext:value-type="float">
            <text:p>5,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2034819018" calcext:value-type="float">
            <text:p>-2034819018</text:p>
          </table:table-cell>
          <table:table-cell office:value-type="float" office:value="363443.2" calcext:value-type="float">
            <text:p>363443,2</text:p>
          </table:table-cell>
          <table:table-cell office:value-type="float" office:value="5.915" calcext:value-type="float">
            <text:p>5,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1013353793" calcext:value-type="float">
            <text:p>1013353793</text:p>
          </table:table-cell>
          <table:table-cell office:value-type="float" office:value="974703.8" calcext:value-type="float">
            <text:p>974703,8</text:p>
          </table:table-cell>
          <table:table-cell office:value-type="float" office:value="5.949" calcext:value-type="float">
            <text:p>5,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203384028" calcext:value-type="float">
            <text:p>-1203384028</text:p>
          </table:table-cell>
          <table:table-cell office:value-type="float" office:value="1949212.2" calcext:value-type="float">
            <text:p>1949212,2</text:p>
          </table:table-cell>
          <table:table-cell office:value-type="float" office:value="5.949" calcext:value-type="float">
            <text:p>5,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507318800" calcext:value-type="float">
            <text:p>1507318800</text:p>
          </table:table-cell>
          <table:table-cell office:value-type="float" office:value="3880983.4" calcext:value-type="float">
            <text:p>3880983,4</text:p>
          </table:table-cell>
          <table:table-cell office:value-type="float" office:value="5.922" calcext:value-type="float">
            <text:p>5,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294511979" calcext:value-type="float">
            <text:p>-1294511979</text:p>
          </table:table-cell>
          <table:table-cell office:value-type="float" office:value="2298.4" calcext:value-type="float">
            <text:p>2298,4</text:p>
          </table:table-cell>
          <table:table-cell office:value-type="float" office:value="5.985" calcext:value-type="float">
            <text:p>5,9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79694945" calcext:value-type="float">
            <text:p>-2079694945</text:p>
          </table:table-cell>
          <table:table-cell office:value-type="float" office:value="6843" calcext:value-type="float">
            <text:p>6843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44761348" calcext:value-type="float">
            <text:p>444761348</text:p>
          </table:table-cell>
          <table:table-cell office:value-type="float" office:value="62224" calcext:value-type="float">
            <text:p>62224</text:p>
          </table:table-cell>
          <table:table-cell office:value-type="float" office:value="6.077" calcext:value-type="float">
            <text:p>6,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0768227" calcext:value-type="float">
            <text:p>130768227</text:p>
          </table:table-cell>
          <table:table-cell office:value-type="float" office:value="92031.8" calcext:value-type="float">
            <text:p>92031,8</text:p>
          </table:table-cell>
          <table:table-cell office:value-type="float" office:value="5.992" calcext:value-type="float">
            <text:p>5,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430278925" calcext:value-type="float">
            <text:p>430278925</text:p>
          </table:table-cell>
          <table:table-cell office:value-type="float" office:value="247246.2" calcext:value-type="float">
            <text:p>247246,2</text:p>
          </table:table-cell>
          <table:table-cell office:value-type="float" office:value="6.036" calcext:value-type="float">
            <text:p>6,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47173705" calcext:value-type="float">
            <text:p>1047173705</text:p>
          </table:table-cell>
          <table:table-cell office:value-type="float" office:value="499573.6" calcext:value-type="float">
            <text:p>499573,6</text:p>
          </table:table-cell>
          <table:table-cell office:value-type="float" office:value="6.098" calcext:value-type="float">
            <text:p>6,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87355397" calcext:value-type="float">
            <text:p>-287355397</text:p>
          </table:table-cell>
          <table:table-cell office:value-type="float" office:value="990211.6" calcext:value-type="float">
            <text:p>990211,6</text:p>
          </table:table-cell>
          <table:table-cell office:value-type="float" office:value="6.044" calcext:value-type="float">
            <text:p>6,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294511979" calcext:value-type="float">
            <text:p>-1294511979</text:p>
          </table:table-cell>
          <table:table-cell office:value-type="float" office:value="2498.2" calcext:value-type="float">
            <text:p>2498,2</text:p>
          </table:table-cell>
          <table:table-cell office:value-type="float" office:value="6.506" calcext:value-type="float">
            <text:p>6,5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79694945" calcext:value-type="float">
            <text:p>-2079694945</text:p>
          </table:table-cell>
          <table:table-cell office:value-type="float" office:value="7580" calcext:value-type="float">
            <text:p>7580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44761348" calcext:value-type="float">
            <text:p>444761348</text:p>
          </table:table-cell>
          <table:table-cell office:value-type="float" office:value="76204.8" calcext:value-type="float">
            <text:p>76204,8</text:p>
          </table:table-cell>
          <table:table-cell office:value-type="float" office:value="7.442" calcext:value-type="float">
            <text:p>7,4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0768227" calcext:value-type="float">
            <text:p>130768227</text:p>
          </table:table-cell>
          <table:table-cell office:value-type="float" office:value="138090.4" calcext:value-type="float">
            <text:p>138090,4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430278925" calcext:value-type="float">
            <text:p>430278925</text:p>
          </table:table-cell>
          <table:table-cell office:value-type="float" office:value="376023.8" calcext:value-type="float">
            <text:p>376023,8</text:p>
          </table:table-cell>
          <table:table-cell office:value-type="float" office:value="9.18" calcext:value-type="float">
            <text:p>9,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47173705" calcext:value-type="float">
            <text:p>1047173705</text:p>
          </table:table-cell>
          <table:table-cell office:value-type="float" office:value="1259174.6" calcext:value-type="float">
            <text:p>1259174,6</text:p>
          </table:table-cell>
          <table:table-cell office:value-type="float" office:value="15.371" calcext:value-type="float">
            <text:p>15,3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87355397" calcext:value-type="float">
            <text:p>-287355397</text:p>
          </table:table-cell>
          <table:table-cell office:value-type="float" office:value="2763796.4" calcext:value-type="float">
            <text:p>2763796,4</text:p>
          </table:table-cell>
          <table:table-cell office:value-type="float" office:value="16.869" calcext:value-type="float">
            <text:p>16,8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294511979" calcext:value-type="float">
            <text:p>-1294511979</text:p>
          </table:table-cell>
          <table:table-cell office:value-type="float" office:value="2685.6" calcext:value-type="float">
            <text:p>2685,6</text:p>
          </table:table-cell>
          <table:table-cell office:value-type="float" office:value="6.994" calcext:value-type="float">
            <text:p>6,9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79694945" calcext:value-type="float">
            <text:p>-2079694945</text:p>
          </table:table-cell>
          <table:table-cell office:value-type="float" office:value="9461.8" calcext:value-type="float">
            <text:p>9461,8</text:p>
          </table:table-cell>
          <table:table-cell office:value-type="float" office:value="8.213" calcext:value-type="float">
            <text:p>8,2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44761348" calcext:value-type="float">
            <text:p>444761348</text:p>
          </table:table-cell>
          <table:table-cell office:value-type="float" office:value="103194" calcext:value-type="float">
            <text:p>103194</text:p>
          </table:table-cell>
          <table:table-cell office:value-type="float" office:value="10.078" calcext:value-type="float">
            <text:p>10,0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0768227" calcext:value-type="float">
            <text:p>130768227</text:p>
          </table:table-cell>
          <table:table-cell office:value-type="float" office:value="218564.2" calcext:value-type="float">
            <text:p>218564,2</text:p>
          </table:table-cell>
          <table:table-cell office:value-type="float" office:value="14.229" calcext:value-type="float">
            <text:p>14,2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430278925" calcext:value-type="float">
            <text:p>430278925</text:p>
          </table:table-cell>
          <table:table-cell office:value-type="float" office:value="669255" calcext:value-type="float">
            <text:p>669255</text:p>
          </table:table-cell>
          <table:table-cell office:value-type="float" office:value="16.339" calcext:value-type="float">
            <text:p>16,3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47173705" calcext:value-type="float">
            <text:p>1047173705</text:p>
          </table:table-cell>
          <table:table-cell office:value-type="float" office:value="1383200.4" calcext:value-type="float">
            <text:p>1383200,4</text:p>
          </table:table-cell>
          <table:table-cell office:value-type="float" office:value="16.885" calcext:value-type="float">
            <text:p>16,8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87355397" calcext:value-type="float">
            <text:p>-287355397</text:p>
          </table:table-cell>
          <table:table-cell office:value-type="float" office:value="2763327" calcext:value-type="float">
            <text:p>2763327</text:p>
          </table:table-cell>
          <table:table-cell office:value-type="float" office:value="16.866" calcext:value-type="float">
            <text:p>16,8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294511979" calcext:value-type="float">
            <text:p>-1294511979</text:p>
          </table:table-cell>
          <table:table-cell office:value-type="float" office:value="3491.2" calcext:value-type="float">
            <text:p>3491,2</text:p>
          </table:table-cell>
          <table:table-cell office:value-type="float" office:value="9.092" calcext:value-type="float">
            <text:p>9,0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079694945" calcext:value-type="float">
            <text:p>-2079694945</text:p>
          </table:table-cell>
          <table:table-cell office:value-type="float" office:value="9438.2" calcext:value-type="float">
            <text:p>9438,2</text:p>
          </table:table-cell>
          <table:table-cell office:value-type="float" office:value="8.193" calcext:value-type="float">
            <text:p>8,1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444761348" calcext:value-type="float">
            <text:p>444761348</text:p>
          </table:table-cell>
          <table:table-cell office:value-type="float" office:value="159478.6" calcext:value-type="float">
            <text:p>159478,6</text:p>
          </table:table-cell>
          <table:table-cell office:value-type="float" office:value="15.574" calcext:value-type="float">
            <text:p>15,5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0768227" calcext:value-type="float">
            <text:p>130768227</text:p>
          </table:table-cell>
          <table:table-cell office:value-type="float" office:value="245244" calcext:value-type="float">
            <text:p>245244</text:p>
          </table:table-cell>
          <table:table-cell office:value-type="float" office:value="15.966" calcext:value-type="float">
            <text:p>15,9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430278925" calcext:value-type="float">
            <text:p>430278925</text:p>
          </table:table-cell>
          <table:table-cell office:value-type="float" office:value="695133.6" calcext:value-type="float">
            <text:p>695133,6</text:p>
          </table:table-cell>
          <table:table-cell office:value-type="float" office:value="16.971" calcext:value-type="float">
            <text:p>16,9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047173705" calcext:value-type="float">
            <text:p>1047173705</text:p>
          </table:table-cell>
          <table:table-cell office:value-type="float" office:value="1368960.4" calcext:value-type="float">
            <text:p>1368960,4</text:p>
          </table:table-cell>
          <table:table-cell office:value-type="float" office:value="16.711" calcext:value-type="float">
            <text:p>16,7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87355397" calcext:value-type="float">
            <text:p>-287355397</text:p>
          </table:table-cell>
          <table:table-cell office:value-type="float" office:value="2867653.4" calcext:value-type="float">
            <text:p>2867653,4</text:p>
          </table:table-cell>
          <table:table-cell office:value-type="float" office:value="17.503" calcext:value-type="float">
            <text:p>17,503</text:p>
          </table:table-cell>
        </table:table-row>
      </table:table>
      <table:table table:name="Táboa dinámica_salida3_1" table:style-name="ta1">
        <table:shapes>
          <draw:frame draw:z-index="0" draw:style-name="gr1" draw:text-style-name="P1" svg:width="15.999cm" svg:height="8.999cm" svg:x="23.173cm" svg:y="5.731cm">
            <draw:object draw:notify-on-update-of-ranges="'Táboa dinámica_salida3_1'.B14:'Táboa dinámica_salida3_1'.H14 'Táboa dinámica_salida3_1'.B15:'Táboa dinámica_salida3_1'.H15 'Táboa dinámica_salida3_1'.B14:'Táboa dinámica_salida3_1'.H14 'Táboa dinámica_salida3_1'.B16:'Táboa dinámica_salida3_1'.H16 'Táboa dinámica_salida3_1'.B14:'Táboa dinámica_salida3_1'.H14 'Táboa dinámica_salida3_1'.B17:'Táboa dinámica_salida3_1'.H17 'Táboa dinámica_salida3_1'.B14:'Táboa dinámica_salida3_1'.H14 'Táboa dinámica_salida3_1'.B18:'Táboa dinámica_salida3_1'.H18 'Táboa dinámica_salida3_1'.B14:'Táboa dinámica_salida3_1'.H14 'Táboa dinámica_salida3_1'.B19:'Táboa dinámica_salida3_1'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Suma - CA</text:p>
          </table:table-cell>
          <table:table-cell table:style-name="ce8" office:value-type="string" calcext:value-type="string">
            <text:p>L</text:p>
          </table:table-cell>
          <table:table-cell table:style-name="ce15" table:number-columns-repeated="6"/>
          <table:table-cell table:style-name="ce2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float" office:value="384" calcext:value-type="float">
            <text:p>384</text:p>
          </table:table-cell>
          <table:table-cell table:style-name="ce16" office:value-type="float" office:value="1152" calcext:value-type="float">
            <text:p>1152</text:p>
          </table:table-cell>
          <table:table-cell table:style-name="ce16" office:value-type="float" office:value="10240" calcext:value-type="float">
            <text:p>10240</text:p>
          </table:table-cell>
          <table:table-cell table:style-name="ce16" office:value-type="float" office:value="15360" calcext:value-type="float">
            <text:p>15360</text:p>
          </table:table-cell>
          <table:table-cell table:style-name="ce16" office:value-type="float" office:value="40960" calcext:value-type="float">
            <text:p>40960</text:p>
          </table:table-cell>
          <table:table-cell table:style-name="ce16" office:value-type="float" office:value="81920" calcext:value-type="float">
            <text:p>81920</text:p>
          </table:table-cell>
          <table:table-cell table:style-name="ce16" office:value-type="float" office:value="163840" calcext:value-type="float">
            <text:p>163840</text:p>
          </table:table-cell>
          <table:table-cell table:style-name="ce25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float" office:value="58.883" calcext:value-type="float">
            <text:p>58,883</text:p>
          </table:table-cell>
          <table:table-cell table:style-name="ce17" office:value-type="float" office:value="59.127" calcext:value-type="float">
            <text:p>59,127</text:p>
          </table:table-cell>
          <table:table-cell table:style-name="ce17" office:value-type="float" office:value="59.063" calcext:value-type="float">
            <text:p>59,063</text:p>
          </table:table-cell>
          <table:table-cell table:style-name="ce17" office:value-type="float" office:value="59.073" calcext:value-type="float">
            <text:p>59,073</text:p>
          </table:table-cell>
          <table:table-cell table:style-name="ce17" office:value-type="float" office:value="59.315" calcext:value-type="float">
            <text:p>59,315</text:p>
          </table:table-cell>
          <table:table-cell table:style-name="ce17" office:value-type="float" office:value="59.253" calcext:value-type="float">
            <text:p>59,253</text:p>
          </table:table-cell>
          <table:table-cell table:style-name="ce20" office:value-type="float" office:value="59.212" calcext:value-type="float">
            <text:p>59,212</text:p>
          </table:table-cell>
          <table:table-cell table:style-name="ce26" office:value-type="float" office:value="413.926" calcext:value-type="float">
            <text:p>413,92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1" office:value-type="float" office:value="59.861" calcext:value-type="float">
            <text:p>59,861</text:p>
          </table:table-cell>
          <table:table-cell table:style-name="Pivot_20_Table_20_Value" office:value-type="float" office:value="59.161" calcext:value-type="float">
            <text:p>59,161</text:p>
          </table:table-cell>
          <table:table-cell table:style-name="Pivot_20_Table_20_Value" office:value-type="float" office:value="60.205" calcext:value-type="float">
            <text:p>60,205</text:p>
          </table:table-cell>
          <table:table-cell table:style-name="Pivot_20_Table_20_Value" office:value-type="float" office:value="60.15" calcext:value-type="float">
            <text:p>60,15</text:p>
          </table:table-cell>
          <table:table-cell table:style-name="Pivot_20_Table_20_Value" office:value-type="float" office:value="61.244" calcext:value-type="float">
            <text:p>61,244</text:p>
          </table:table-cell>
          <table:table-cell table:style-name="Pivot_20_Table_20_Value" office:value-type="float" office:value="61.068" calcext:value-type="float">
            <text:p>61,068</text:p>
          </table:table-cell>
          <table:table-cell table:style-name="ce21" office:value-type="float" office:value="60.654" calcext:value-type="float">
            <text:p>60,654</text:p>
          </table:table-cell>
          <table:table-cell table:style-name="ce27" office:value-type="float" office:value="422.343" calcext:value-type="float">
            <text:p>422,343</text:p>
          </table:table-cell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11" office:value-type="float" office:value="65.24" calcext:value-type="float">
            <text:p>65,24</text:p>
          </table:table-cell>
          <table:table-cell table:style-name="Pivot_20_Table_20_Value" office:value-type="float" office:value="65.778" calcext:value-type="float">
            <text:p>65,778</text:p>
          </table:table-cell>
          <table:table-cell table:style-name="Pivot_20_Table_20_Value" office:value-type="float" office:value="78.535" calcext:value-type="float">
            <text:p>78,535</text:p>
          </table:table-cell>
          <table:table-cell table:style-name="Pivot_20_Table_20_Value" office:value-type="float" office:value="80.543" calcext:value-type="float">
            <text:p>80,543</text:p>
          </table:table-cell>
          <table:table-cell table:style-name="Pivot_20_Table_20_Value" office:value-type="float" office:value="91.16" calcext:value-type="float">
            <text:p>91,16</text:p>
          </table:table-cell>
          <table:table-cell table:style-name="Pivot_20_Table_20_Value" office:value-type="float" office:value="153.613" calcext:value-type="float">
            <text:p>153,613</text:p>
          </table:table-cell>
          <table:table-cell table:style-name="ce21" office:value-type="float" office:value="168.34" calcext:value-type="float">
            <text:p>168,34</text:p>
          </table:table-cell>
          <table:table-cell table:style-name="ce27" office:value-type="float" office:value="703.209" calcext:value-type="float">
            <text:p>703,209</text:p>
          </table:table-cell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style-name="ce11" office:value-type="float" office:value="70.826" calcext:value-type="float">
            <text:p>70,826</text:p>
          </table:table-cell>
          <table:table-cell table:style-name="Pivot_20_Table_20_Value" office:value-type="float" office:value="86.855" calcext:value-type="float">
            <text:p>86,855</text:p>
          </table:table-cell>
          <table:table-cell table:style-name="Pivot_20_Table_20_Value" office:value-type="float" office:value="96.305" calcext:value-type="float">
            <text:p>96,305</text:p>
          </table:table-cell>
          <table:table-cell table:style-name="Pivot_20_Table_20_Value" office:value-type="float" office:value="143.376" calcext:value-type="float">
            <text:p>143,376</text:p>
          </table:table-cell>
          <table:table-cell table:style-name="Pivot_20_Table_20_Value" office:value-type="float" office:value="163.163" calcext:value-type="float">
            <text:p>163,163</text:p>
          </table:table-cell>
          <table:table-cell table:style-name="Pivot_20_Table_20_Value" office:value-type="float" office:value="167.335" calcext:value-type="float">
            <text:p>167,335</text:p>
          </table:table-cell>
          <table:table-cell table:style-name="ce21" office:value-type="float" office:value="168.29" calcext:value-type="float">
            <text:p>168,29</text:p>
          </table:table-cell>
          <table:table-cell table:style-name="ce27" office:value-type="float" office:value="896.15" calcext:value-type="float">
            <text:p>896,15</text:p>
          </table:table-cell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12" office:value-type="float" office:value="88.97" calcext:value-type="float">
            <text:p>88,97</text:p>
          </table:table-cell>
          <table:table-cell table:style-name="ce18" office:value-type="float" office:value="85.429" calcext:value-type="float">
            <text:p>85,429</text:p>
          </table:table-cell>
          <table:table-cell table:style-name="ce18" office:value-type="float" office:value="150.764" calcext:value-type="float">
            <text:p>150,764</text:p>
          </table:table-cell>
          <table:table-cell table:style-name="ce18" office:value-type="float" office:value="165.688" calcext:value-type="float">
            <text:p>165,688</text:p>
          </table:table-cell>
          <table:table-cell table:style-name="ce18" office:value-type="float" office:value="168.449" calcext:value-type="float">
            <text:p>168,449</text:p>
          </table:table-cell>
          <table:table-cell table:style-name="ce18" office:value-type="float" office:value="171.431" calcext:value-type="float">
            <text:p>171,431</text:p>
          </table:table-cell>
          <table:table-cell table:style-name="ce22" office:value-type="float" office:value="172.188" calcext:value-type="float">
            <text:p>172,188</text:p>
          </table:table-cell>
          <table:table-cell table:style-name="ce28" office:value-type="float" office:value="1002.919" calcext:value-type="float">
            <text:p>1002,919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3" office:value-type="float" office:value="343.78" calcext:value-type="float">
            <text:p>343,78</text:p>
          </table:table-cell>
          <table:table-cell table:style-name="ce19" office:value-type="float" office:value="356.35" calcext:value-type="float">
            <text:p>356,35</text:p>
          </table:table-cell>
          <table:table-cell table:style-name="ce19" office:value-type="float" office:value="444.872" calcext:value-type="float">
            <text:p>444,872</text:p>
          </table:table-cell>
          <table:table-cell table:style-name="ce19" office:value-type="float" office:value="508.83" calcext:value-type="float">
            <text:p>508,83</text:p>
          </table:table-cell>
          <table:table-cell table:style-name="ce19" office:value-type="float" office:value="543.331" calcext:value-type="float">
            <text:p>543,331</text:p>
          </table:table-cell>
          <table:table-cell table:style-name="ce19" office:value-type="float" office:value="612.7" calcext:value-type="float">
            <text:p>612,7</text:p>
          </table:table-cell>
          <table:table-cell table:style-name="ce23" office:value-type="float" office:value="628.684" calcext:value-type="float">
            <text:p>628,684</text:p>
          </table:table-cell>
          <table:table-cell table:style-name="ce29" office:value-type="float" office:value="3438.547" calcext:value-type="float">
            <text:p>3438,547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6" office:value-type="string" calcext:value-type="string">
            <text:p>D <text:s text:c="12"/>L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1152" calcext:value-type="float">
            <text:p>1152</text:p>
          </table:table-cell>
          <table:table-cell table:style-name="ce7" office:value-type="float" office:value="10240" calcext:value-type="float">
            <text:p>10240</text:p>
          </table:table-cell>
          <table:table-cell table:style-name="ce7" office:value-type="float" office:value="15360" calcext:value-type="float">
            <text:p>15360</text:p>
          </table:table-cell>
          <table:table-cell table:style-name="ce7" office:value-type="float" office:value="40960" calcext:value-type="float">
            <text:p>40960</text:p>
          </table:table-cell>
          <table:table-cell table:style-name="ce7" office:value-type="float" office:value="81920" calcext:value-type="float">
            <text:p>81920</text:p>
          </table:table-cell>
          <table:table-cell table:style-name="ce7" office:value-type="float" office:value="163840" calcext:value-type="float">
            <text:p>163840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table:formula="of:=[.B3]/10" office:value-type="float" office:value="5.8883" calcext:value-type="float">
            <text:p>5,8883</text:p>
          </table:table-cell>
          <table:table-cell table:style-name="ce14" table:formula="of:=[.C3]/10" office:value-type="float" office:value="5.9127" calcext:value-type="float">
            <text:p>5,9127</text:p>
          </table:table-cell>
          <table:table-cell table:style-name="ce14" table:formula="of:=[.D3]/10" office:value-type="float" office:value="5.9063" calcext:value-type="float">
            <text:p>5,9063</text:p>
          </table:table-cell>
          <table:table-cell table:style-name="ce14" table:formula="of:=[.E3]/10" office:value-type="float" office:value="5.9073" calcext:value-type="float">
            <text:p>5,9073</text:p>
          </table:table-cell>
          <table:table-cell table:style-name="ce14" table:formula="of:=[.F3]/10" office:value-type="float" office:value="5.9315" calcext:value-type="float">
            <text:p>5,9315</text:p>
          </table:table-cell>
          <table:table-cell table:style-name="ce14" table:formula="of:=[.G3]/10" office:value-type="float" office:value="5.9253" calcext:value-type="float">
            <text:p>5,9253</text:p>
          </table:table-cell>
          <table:table-cell table:style-name="ce14" table:formula="of:=[.H3]/10" office:value-type="float" office:value="5.9212" calcext:value-type="float">
            <text:p>5,9212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table:formula="of:=[.B4]/10" office:value-type="float" office:value="5.9861" calcext:value-type="float">
            <text:p>5,9861</text:p>
          </table:table-cell>
          <table:table-cell table:style-name="ce14" table:formula="of:=[.C4]/10" office:value-type="float" office:value="5.9161" calcext:value-type="float">
            <text:p>5,9161</text:p>
          </table:table-cell>
          <table:table-cell table:style-name="ce14" table:formula="of:=[.D4]/10" office:value-type="float" office:value="6.0205" calcext:value-type="float">
            <text:p>6,0205</text:p>
          </table:table-cell>
          <table:table-cell table:style-name="ce14" table:formula="of:=[.E4]/10" office:value-type="float" office:value="6.015" calcext:value-type="float">
            <text:p>6,015</text:p>
          </table:table-cell>
          <table:table-cell table:style-name="ce14" table:formula="of:=[.F4]/10" office:value-type="float" office:value="6.1244" calcext:value-type="float">
            <text:p>6,1244</text:p>
          </table:table-cell>
          <table:table-cell table:style-name="ce14" table:formula="of:=[.G4]/10" office:value-type="float" office:value="6.1068" calcext:value-type="float">
            <text:p>6,1068</text:p>
          </table:table-cell>
          <table:table-cell table:style-name="ce14" table:formula="of:=[.H4]/10" office:value-type="float" office:value="6.0654" calcext:value-type="float">
            <text:p>6,0654</text:p>
          </table:table-cell>
          <table:table-cell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table:style-name="ce14" table:formula="of:=[.B5]/10" office:value-type="float" office:value="6.524" calcext:value-type="float">
            <text:p>6,524</text:p>
          </table:table-cell>
          <table:table-cell table:style-name="ce14" table:formula="of:=[.C5]/10" office:value-type="float" office:value="6.5778" calcext:value-type="float">
            <text:p>6,5778</text:p>
          </table:table-cell>
          <table:table-cell table:style-name="ce14" table:formula="of:=[.D5]/10" office:value-type="float" office:value="7.8535" calcext:value-type="float">
            <text:p>7,8535</text:p>
          </table:table-cell>
          <table:table-cell table:style-name="ce14" table:formula="of:=[.E5]/10" office:value-type="float" office:value="8.0543" calcext:value-type="float">
            <text:p>8,0543</text:p>
          </table:table-cell>
          <table:table-cell table:style-name="ce14" table:formula="of:=[.F5]/10" office:value-type="float" office:value="9.116" calcext:value-type="float">
            <text:p>9,116</text:p>
          </table:table-cell>
          <table:table-cell table:style-name="ce14" table:formula="of:=[.G5]/10" office:value-type="float" office:value="15.3613" calcext:value-type="float">
            <text:p>15,3613</text:p>
          </table:table-cell>
          <table:table-cell table:style-name="ce14" table:formula="of:=[.H5]/10" office:value-type="float" office:value="16.834" calcext:value-type="float">
            <text:p>16,834</text:p>
          </table:table-cell>
          <table:table-cell/>
        </table:table-row>
        <table:table-row table:style-name="ro1">
          <table:table-cell table:style-name="ce7" office:value-type="float" office:value="512" calcext:value-type="float">
            <text:p>512</text:p>
          </table:table-cell>
          <table:table-cell table:style-name="ce14" table:formula="of:=[.B6]/10" office:value-type="float" office:value="7.0826" calcext:value-type="float">
            <text:p>7,0826</text:p>
          </table:table-cell>
          <table:table-cell table:style-name="ce14" table:formula="of:=[.C6]/10" office:value-type="float" office:value="8.6855" calcext:value-type="float">
            <text:p>8,6855</text:p>
          </table:table-cell>
          <table:table-cell table:style-name="ce14" table:formula="of:=[.D6]/10" office:value-type="float" office:value="9.6305" calcext:value-type="float">
            <text:p>9,6305</text:p>
          </table:table-cell>
          <table:table-cell table:style-name="ce14" table:formula="of:=[.E6]/10" office:value-type="float" office:value="14.3376" calcext:value-type="float">
            <text:p>14,3376</text:p>
          </table:table-cell>
          <table:table-cell table:style-name="ce14" table:formula="of:=[.F6]/10" office:value-type="float" office:value="16.3163" calcext:value-type="float">
            <text:p>16,3163</text:p>
          </table:table-cell>
          <table:table-cell table:style-name="ce14" table:formula="of:=[.G6]/10" office:value-type="float" office:value="16.7335" calcext:value-type="float">
            <text:p>16,7335</text:p>
          </table:table-cell>
          <table:table-cell table:style-name="ce14" table:formula="of:=[.H6]/10" office:value-type="float" office:value="16.829" calcext:value-type="float">
            <text:p>16,829</text:p>
          </table:table-cell>
          <table:table-cell/>
        </table:table-row>
        <table:table-row table:style-name="ro1">
          <table:table-cell table:style-name="ce7" office:value-type="float" office:value="1024" calcext:value-type="float">
            <text:p>1024</text:p>
          </table:table-cell>
          <table:table-cell table:style-name="ce14" table:formula="of:=[.B7]/10" office:value-type="float" office:value="8.897" calcext:value-type="float">
            <text:p>8,897</text:p>
          </table:table-cell>
          <table:table-cell table:style-name="ce14" table:formula="of:=[.C7]/10" office:value-type="float" office:value="8.5429" calcext:value-type="float">
            <text:p>8,5429</text:p>
          </table:table-cell>
          <table:table-cell table:style-name="ce14" table:formula="of:=[.D7]/10" office:value-type="float" office:value="15.0764" calcext:value-type="float">
            <text:p>15,0764</text:p>
          </table:table-cell>
          <table:table-cell table:style-name="ce14" table:formula="of:=[.E7]/10" office:value-type="float" office:value="16.5688" calcext:value-type="float">
            <text:p>16,5688</text:p>
          </table:table-cell>
          <table:table-cell table:style-name="ce14" table:formula="of:=[.F7]/10" office:value-type="float" office:value="16.8449" calcext:value-type="float">
            <text:p>16,8449</text:p>
          </table:table-cell>
          <table:table-cell table:style-name="ce14" table:formula="of:=[.G7]/10" office:value-type="float" office:value="17.1431" calcext:value-type="float">
            <text:p>17,1431</text:p>
          </table:table-cell>
          <table:table-cell table:style-name="ce14" table:formula="of:=[.H7]/10" office:value-type="float" office:value="17.2188" calcext:value-type="float">
            <text:p>17,2188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Táboa dinámica_salida3_1'.A1:'Táboa dinámica_salida3_1'.I8" table:buttons="'Táboa dinámica_salida3_1'.A2 'Táboa dinámica_salida3_1'.B1" table:show-filter-button="false" table:drill-down-on-double-click="false">
          <table:source-cell-range table:cell-range-address="salida3.A1:salida3.F351"/>
          <table:data-pilot-field table:source-field-name="L" table:orientation="column" table:used-hierarchy="0" table:function="auto">
            <table:data-pilot-level table:show-empty="false" calcext:repeat-item-labels="false">
              <table:data-pilot-members>
                <table:data-pilot-member table:name="384" table:display="true" table:show-details="true"/>
                <table:data-pilot-member table:name="1152" table:display="true" table:show-details="true"/>
                <table:data-pilot-member table:name="10240" table:display="true" table:show-details="true"/>
                <table:data-pilot-member table:name="15360" table:display="true" table:show-details="true"/>
                <table:data-pilot-member table:name="40960" table:display="true" table:show-details="true"/>
                <table:data-pilot-member table:name="81920" table:display="true" table:show-details="true"/>
                <table:data-pilot-member table:name="1638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8" table:display="true" table:show-details="true"/>
                <table:data-pilot-member table:name="128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5,873" table:display="true" table:show-details="true"/>
                <table:data-pilot-member table:name="5,876" table:display="true" table:show-details="true"/>
                <table:data-pilot-member table:name="5,884" table:display="true" table:show-details="true"/>
                <table:data-pilot-member table:name="5,886" table:display="true" table:show-details="true"/>
                <table:data-pilot-member table:name="5,888" table:display="true" table:show-details="true"/>
                <table:data-pilot-member table:name="5,891" table:display="true" table:show-details="true"/>
                <table:data-pilot-member table:name="5,892" table:display="true" table:show-details="true"/>
                <table:data-pilot-member table:name="5,894" table:display="true" table:show-details="true"/>
                <table:data-pilot-member table:name="5,896" table:display="true" table:show-details="true"/>
                <table:data-pilot-member table:name="5,897" table:display="true" table:show-details="true"/>
                <table:data-pilot-member table:name="5,899" table:display="true" table:show-details="true"/>
                <table:data-pilot-member table:name="5,9" table:display="true" table:show-details="true"/>
                <table:data-pilot-member table:name="5,901" table:display="true" table:show-details="true"/>
                <table:data-pilot-member table:name="5,902" table:display="true" table:show-details="true"/>
                <table:data-pilot-member table:name="5,903" table:display="true" table:show-details="true"/>
                <table:data-pilot-member table:name="5,904" table:display="true" table:show-details="true"/>
                <table:data-pilot-member table:name="5,905" table:display="true" table:show-details="true"/>
                <table:data-pilot-member table:name="5,906" table:display="true" table:show-details="true"/>
                <table:data-pilot-member table:name="5,907" table:display="true" table:show-details="true"/>
                <table:data-pilot-member table:name="5,908" table:display="true" table:show-details="true"/>
                <table:data-pilot-member table:name="5,909" table:display="true" table:show-details="true"/>
                <table:data-pilot-member table:name="5,91" table:display="true" table:show-details="true"/>
                <table:data-pilot-member table:name="5,912" table:display="true" table:show-details="true"/>
                <table:data-pilot-member table:name="5,913" table:display="true" table:show-details="true"/>
                <table:data-pilot-member table:name="5,914" table:display="true" table:show-details="true"/>
                <table:data-pilot-member table:name="5,915" table:display="true" table:show-details="true"/>
                <table:data-pilot-member table:name="5,916" table:display="true" table:show-details="true"/>
                <table:data-pilot-member table:name="5,917" table:display="true" table:show-details="true"/>
                <table:data-pilot-member table:name="5,919" table:display="true" table:show-details="true"/>
                <table:data-pilot-member table:name="5,92" table:display="true" table:show-details="true"/>
                <table:data-pilot-member table:name="5,921" table:display="true" table:show-details="true"/>
                <table:data-pilot-member table:name="5,922" table:display="true" table:show-details="true"/>
                <table:data-pilot-member table:name="5,923" table:display="true" table:show-details="true"/>
                <table:data-pilot-member table:name="5,924" table:display="true" table:show-details="true"/>
                <table:data-pilot-member table:name="5,926" table:display="true" table:show-details="true"/>
                <table:data-pilot-member table:name="5,928" table:display="true" table:show-details="true"/>
                <table:data-pilot-member table:name="5,93" table:display="true" table:show-details="true"/>
                <table:data-pilot-member table:name="5,933" table:display="true" table:show-details="true"/>
                <table:data-pilot-member table:name="5,935" table:display="true" table:show-details="true"/>
                <table:data-pilot-member table:name="5,94" table:display="true" table:show-details="true"/>
                <table:data-pilot-member table:name="5,941" table:display="true" table:show-details="true"/>
                <table:data-pilot-member table:name="5,943" table:display="true" table:show-details="true"/>
                <table:data-pilot-member table:name="5,945" table:display="true" table:show-details="true"/>
                <table:data-pilot-member table:name="5,949" table:display="true" table:show-details="true"/>
                <table:data-pilot-member table:name="5,962" table:display="true" table:show-details="true"/>
                <table:data-pilot-member table:name="5,963" table:display="true" table:show-details="true"/>
                <table:data-pilot-member table:name="5,97" table:display="true" table:show-details="true"/>
                <table:data-pilot-member table:name="5,979" table:display="true" table:show-details="true"/>
                <table:data-pilot-member table:name="5,98" table:display="true" table:show-details="true"/>
                <table:data-pilot-member table:name="5,985" table:display="true" table:show-details="true"/>
                <table:data-pilot-member table:name="5,988" table:display="true" table:show-details="true"/>
                <table:data-pilot-member table:name="5,99" table:display="true" table:show-details="true"/>
                <table:data-pilot-member table:name="5,991" table:display="true" table:show-details="true"/>
                <table:data-pilot-member table:name="5,992" table:display="true" table:show-details="true"/>
                <table:data-pilot-member table:name="5,994" table:display="true" table:show-details="true"/>
                <table:data-pilot-member table:name="5,995" table:display="true" table:show-details="true"/>
                <table:data-pilot-member table:name="5,997" table:display="true" table:show-details="true"/>
                <table:data-pilot-member table:name="5,998" table:display="true" table:show-details="true"/>
                <table:data-pilot-member table:name="5,999" table:display="true" table:show-details="true"/>
                <table:data-pilot-member table:name="6,001" table:display="true" table:show-details="true"/>
                <table:data-pilot-member table:name="6,027" table:display="true" table:show-details="true"/>
                <table:data-pilot-member table:name="6,028" table:display="true" table:show-details="true"/>
                <table:data-pilot-member table:name="6,034" table:display="true" table:show-details="true"/>
                <table:data-pilot-member table:name="6,036" table:display="true" table:show-details="true"/>
                <table:data-pilot-member table:name="6,037" table:display="true" table:show-details="true"/>
                <table:data-pilot-member table:name="6,042" table:display="true" table:show-details="true"/>
                <table:data-pilot-member table:name="6,043" table:display="true" table:show-details="true"/>
                <table:data-pilot-member table:name="6,044" table:display="true" table:show-details="true"/>
                <table:data-pilot-member table:name="6,047" table:display="true" table:show-details="true"/>
                <table:data-pilot-member table:name="6,05" table:display="true" table:show-details="true"/>
                <table:data-pilot-member table:name="6,051" table:display="true" table:show-details="true"/>
                <table:data-pilot-member table:name="6,055" table:display="true" table:show-details="true"/>
                <table:data-pilot-member table:name="6,057" table:display="true" table:show-details="true"/>
                <table:data-pilot-member table:name="6,06" table:display="true" table:show-details="true"/>
                <table:data-pilot-member table:name="6,068" table:display="true" table:show-details="true"/>
                <table:data-pilot-member table:name="6,07" table:display="true" table:show-details="true"/>
                <table:data-pilot-member table:name="6,077" table:display="true" table:show-details="true"/>
                <table:data-pilot-member table:name="6,08" table:display="true" table:show-details="true"/>
                <table:data-pilot-member table:name="6,084" table:display="true" table:show-details="true"/>
                <table:data-pilot-member table:name="6,094" table:display="true" table:show-details="true"/>
                <table:data-pilot-member table:name="6,098" table:display="true" table:show-details="true"/>
                <table:data-pilot-member table:name="6,103" table:display="true" table:show-details="true"/>
                <table:data-pilot-member table:name="6,105" table:display="true" table:show-details="true"/>
                <table:data-pilot-member table:name="6,106" table:display="true" table:show-details="true"/>
                <table:data-pilot-member table:name="6,119" table:display="true" table:show-details="true"/>
                <table:data-pilot-member table:name="6,131" table:display="true" table:show-details="true"/>
                <table:data-pilot-member table:name="6,133" table:display="true" table:show-details="true"/>
                <table:data-pilot-member table:name="6,136" table:display="true" table:show-details="true"/>
                <table:data-pilot-member table:name="6,139" table:display="true" table:show-details="true"/>
                <table:data-pilot-member table:name="6,169" table:display="true" table:show-details="true"/>
                <table:data-pilot-member table:name="6,209" table:display="true" table:show-details="true"/>
                <table:data-pilot-member table:name="6,264" table:display="true" table:show-details="true"/>
                <table:data-pilot-member table:name="6,275" table:display="true" table:show-details="true"/>
                <table:data-pilot-member table:name="6,455" table:display="true" table:show-details="true"/>
                <table:data-pilot-member table:name="6,505" table:display="true" table:show-details="true"/>
                <table:data-pilot-member table:name="6,506" table:display="true" table:show-details="true"/>
                <table:data-pilot-member table:name="6,514" table:display="true" table:show-details="true"/>
                <table:data-pilot-member table:name="6,516" table:display="true" table:show-details="true"/>
                <table:data-pilot-member table:name="6,52" table:display="true" table:show-details="true"/>
                <table:data-pilot-member table:name="6,527" table:display="true" table:show-details="true"/>
                <table:data-pilot-member table:name="6,532" table:display="true" table:show-details="true"/>
                <table:data-pilot-member table:name="6,535" table:display="true" table:show-details="true"/>
                <table:data-pilot-member table:name="6,541" table:display="true" table:show-details="true"/>
                <table:data-pilot-member table:name="6,552" table:display="true" table:show-details="true"/>
                <table:data-pilot-member table:name="6,554" table:display="true" table:show-details="true"/>
                <table:data-pilot-member table:name="6,556" table:display="true" table:show-details="true"/>
                <table:data-pilot-member table:name="6,561" table:display="true" table:show-details="true"/>
                <table:data-pilot-member table:name="6,58" table:display="true" table:show-details="true"/>
                <table:data-pilot-member table:name="6,582" table:display="true" table:show-details="true"/>
                <table:data-pilot-member table:name="6,602" table:display="true" table:show-details="true"/>
                <table:data-pilot-member table:name="6,613" table:display="true" table:show-details="true"/>
                <table:data-pilot-member table:name="6,62" table:display="true" table:show-details="true"/>
                <table:data-pilot-member table:name="6,647" table:display="true" table:show-details="true"/>
                <table:data-pilot-member table:name="6,908" table:display="true" table:show-details="true"/>
                <table:data-pilot-member table:name="6,938" table:display="true" table:show-details="true"/>
                <table:data-pilot-member table:name="6,985" table:display="true" table:show-details="true"/>
                <table:data-pilot-member table:name="6,994" table:display="true" table:show-details="true"/>
                <table:data-pilot-member table:name="7,034" table:display="true" table:show-details="true"/>
                <table:data-pilot-member table:name="7,088" table:display="true" table:show-details="true"/>
                <table:data-pilot-member table:name="7,127" table:display="true" table:show-details="true"/>
                <table:data-pilot-member table:name="7,15" table:display="true" table:show-details="true"/>
                <table:data-pilot-member table:name="7,235" table:display="true" table:show-details="true"/>
                <table:data-pilot-member table:name="7,367" table:display="true" table:show-details="true"/>
                <table:data-pilot-member table:name="7,442" table:display="true" table:show-details="true"/>
                <table:data-pilot-member table:name="7,483" table:display="true" table:show-details="true"/>
                <table:data-pilot-member table:name="7,517" table:display="true" table:show-details="true"/>
                <table:data-pilot-member table:name="7,562" table:display="true" table:show-details="true"/>
                <table:data-pilot-member table:name="7,579" table:display="true" table:show-details="true"/>
                <table:data-pilot-member table:name="7,583" table:display="true" table:show-details="true"/>
                <table:data-pilot-member table:name="7,586" table:display="true" table:show-details="true"/>
                <table:data-pilot-member table:name="7,591" table:display="true" table:show-details="true"/>
                <table:data-pilot-member table:name="7,621" table:display="true" table:show-details="true"/>
                <table:data-pilot-member table:name="7,629" table:display="true" table:show-details="true"/>
                <table:data-pilot-member table:name="7,658" table:display="true" table:show-details="true"/>
                <table:data-pilot-member table:name="7,767" table:display="true" table:show-details="true"/>
                <table:data-pilot-member table:name="7,773" table:display="true" table:show-details="true"/>
                <table:data-pilot-member table:name="7,779" table:display="true" table:show-details="true"/>
                <table:data-pilot-member table:name="7,915" table:display="true" table:show-details="true"/>
                <table:data-pilot-member table:name="7,951" table:display="true" table:show-details="true"/>
                <table:data-pilot-member table:name="7,953" table:display="true" table:show-details="true"/>
                <table:data-pilot-member table:name="7,98" table:display="true" table:show-details="true"/>
                <table:data-pilot-member table:name="8,01" table:display="true" table:show-details="true"/>
                <table:data-pilot-member table:name="8,036" table:display="true" table:show-details="true"/>
                <table:data-pilot-member table:name="8,086" table:display="true" table:show-details="true"/>
                <table:data-pilot-member table:name="8,13" table:display="true" table:show-details="true"/>
                <table:data-pilot-member table:name="8,145" table:display="true" table:show-details="true"/>
                <table:data-pilot-member table:name="8,193" table:display="true" table:show-details="true"/>
                <table:data-pilot-member table:name="8,213" table:display="true" table:show-details="true"/>
                <table:data-pilot-member table:name="8,37" table:display="true" table:show-details="true"/>
                <table:data-pilot-member table:name="8,407" table:display="true" table:show-details="true"/>
                <table:data-pilot-member table:name="8,409" table:display="true" table:show-details="true"/>
                <table:data-pilot-member table:name="8,41" table:display="true" table:show-details="true"/>
                <table:data-pilot-member table:name="8,442" table:display="true" table:show-details="true"/>
                <table:data-pilot-member table:name="8,498" table:display="true" table:show-details="true"/>
                <table:data-pilot-member table:name="8,524" table:display="true" table:show-details="true"/>
                <table:data-pilot-member table:name="8,53" table:display="true" table:show-details="true"/>
                <table:data-pilot-member table:name="8,56" table:display="true" table:show-details="true"/>
                <table:data-pilot-member table:name="8,576" table:display="true" table:show-details="true"/>
                <table:data-pilot-member table:name="8,601" table:display="true" table:show-details="true"/>
                <table:data-pilot-member table:name="8,624" table:display="true" table:show-details="true"/>
                <table:data-pilot-member table:name="8,665" table:display="true" table:show-details="true"/>
                <table:data-pilot-member table:name="8,746" table:display="true" table:show-details="true"/>
                <table:data-pilot-member table:name="8,752" table:display="true" table:show-details="true"/>
                <table:data-pilot-member table:name="8,821" table:display="true" table:show-details="true"/>
                <table:data-pilot-member table:name="8,908" table:display="true" table:show-details="true"/>
                <table:data-pilot-member table:name="8,914" table:display="true" table:show-details="true"/>
                <table:data-pilot-member table:name="8,925" table:display="true" table:show-details="true"/>
                <table:data-pilot-member table:name="8,937" table:display="true" table:show-details="true"/>
                <table:data-pilot-member table:name="8,943" table:display="true" table:show-details="true"/>
                <table:data-pilot-member table:name="8,951" table:display="true" table:show-details="true"/>
                <table:data-pilot-member table:name="8,953" table:display="true" table:show-details="true"/>
                <table:data-pilot-member table:name="8,98" table:display="true" table:show-details="true"/>
                <table:data-pilot-member table:name="8,99" table:display="true" table:show-details="true"/>
                <table:data-pilot-member table:name="9,013" table:display="true" table:show-details="true"/>
                <table:data-pilot-member table:name="9,015" table:display="true" table:show-details="true"/>
                <table:data-pilot-member table:name="9,016" table:display="true" table:show-details="true"/>
                <table:data-pilot-member table:name="9,092" table:display="true" table:show-details="true"/>
                <table:data-pilot-member table:name="9,18" table:display="true" table:show-details="true"/>
                <table:data-pilot-member table:name="9,295" table:display="true" table:show-details="true"/>
                <table:data-pilot-member table:name="9,352" table:display="true" table:show-details="true"/>
                <table:data-pilot-member table:name="9,377" table:display="true" table:show-details="true"/>
                <table:data-pilot-member table:name="9,386" table:display="true" table:show-details="true"/>
                <table:data-pilot-member table:name="9,39" table:display="true" table:show-details="true"/>
                <table:data-pilot-member table:name="9,503" table:display="true" table:show-details="true"/>
                <table:data-pilot-member table:name="9,547" table:display="true" table:show-details="true"/>
                <table:data-pilot-member table:name="9,589" table:display="true" table:show-details="true"/>
                <table:data-pilot-member table:name="9,651" table:display="true" table:show-details="true"/>
                <table:data-pilot-member table:name="9,717" table:display="true" table:show-details="true"/>
                <table:data-pilot-member table:name="9,891" table:display="true" table:show-details="true"/>
                <table:data-pilot-member table:name="10,078" table:display="true" table:show-details="true"/>
                <table:data-pilot-member table:name="10,651" table:display="true" table:show-details="true"/>
                <table:data-pilot-member table:name="11,225" table:display="true" table:show-details="true"/>
                <table:data-pilot-member table:name="13,211" table:display="true" table:show-details="true"/>
                <table:data-pilot-member table:name="13,908" table:display="true" table:show-details="true"/>
                <table:data-pilot-member table:name="14,117" table:display="true" table:show-details="true"/>
                <table:data-pilot-member table:name="14,16" table:display="true" table:show-details="true"/>
                <table:data-pilot-member table:name="14,229" table:display="true" table:show-details="true"/>
                <table:data-pilot-member table:name="14,338" table:display="true" table:show-details="true"/>
                <table:data-pilot-member table:name="14,414" table:display="true" table:show-details="true"/>
                <table:data-pilot-member table:name="14,445" table:display="true" table:show-details="true"/>
                <table:data-pilot-member table:name="14,528" table:display="true" table:show-details="true"/>
                <table:data-pilot-member table:name="14,534" table:display="true" table:show-details="true"/>
                <table:data-pilot-member table:name="14,583" table:display="true" table:show-details="true"/>
                <table:data-pilot-member table:name="14,613" table:display="true" table:show-details="true"/>
                <table:data-pilot-member table:name="14,654" table:display="true" table:show-details="true"/>
                <table:data-pilot-member table:name="14,685" table:display="true" table:show-details="true"/>
                <table:data-pilot-member table:name="14,74" table:display="true" table:show-details="true"/>
                <table:data-pilot-member table:name="14,819" table:display="true" table:show-details="true"/>
                <table:data-pilot-member table:name="14,928" table:display="true" table:show-details="true"/>
                <table:data-pilot-member table:name="14,966" table:display="true" table:show-details="true"/>
                <table:data-pilot-member table:name="15,101" table:display="true" table:show-details="true"/>
                <table:data-pilot-member table:name="15,217" table:display="true" table:show-details="true"/>
                <table:data-pilot-member table:name="15,283" table:display="true" table:show-details="true"/>
                <table:data-pilot-member table:name="15,296" table:display="true" table:show-details="true"/>
                <table:data-pilot-member table:name="15,307" table:display="true" table:show-details="true"/>
                <table:data-pilot-member table:name="15,359" table:display="true" table:show-details="true"/>
                <table:data-pilot-member table:name="15,371" table:display="true" table:show-details="true"/>
                <table:data-pilot-member table:name="15,411" table:display="true" table:show-details="true"/>
                <table:data-pilot-member table:name="15,421" table:display="true" table:show-details="true"/>
                <table:data-pilot-member table:name="15,451" table:display="true" table:show-details="true"/>
                <table:data-pilot-member table:name="15,497" table:display="true" table:show-details="true"/>
                <table:data-pilot-member table:name="15,574" table:display="true" table:show-details="true"/>
                <table:data-pilot-member table:name="15,966" table:display="true" table:show-details="true"/>
                <table:data-pilot-member table:name="16,027" table:display="true" table:show-details="true"/>
                <table:data-pilot-member table:name="16,059" table:display="true" table:show-details="true"/>
                <table:data-pilot-member table:name="16,078" table:display="true" table:show-details="true"/>
                <table:data-pilot-member table:name="16,081" table:display="true" table:show-details="true"/>
                <table:data-pilot-member table:name="16,113" table:display="true" table:show-details="true"/>
                <table:data-pilot-member table:name="16,273" table:display="true" table:show-details="true"/>
                <table:data-pilot-member table:name="16,284" table:display="true" table:show-details="true"/>
                <table:data-pilot-member table:name="16,302" table:display="true" table:show-details="true"/>
                <table:data-pilot-member table:name="16,335" table:display="true" table:show-details="true"/>
                <table:data-pilot-member table:name="16,339" table:display="true" table:show-details="true"/>
                <table:data-pilot-member table:name="16,361" table:display="true" table:show-details="true"/>
                <table:data-pilot-member table:name="16,389" table:display="true" table:show-details="true"/>
                <table:data-pilot-member table:name="16,406" table:display="true" table:show-details="true"/>
                <table:data-pilot-member table:name="16,411" table:display="true" table:show-details="true"/>
                <table:data-pilot-member table:name="16,437" table:display="true" table:show-details="true"/>
                <table:data-pilot-member table:name="16,439" table:display="true" table:show-details="true"/>
                <table:data-pilot-member table:name="16,441" table:display="true" table:show-details="true"/>
                <table:data-pilot-member table:name="16,465" table:display="true" table:show-details="true"/>
                <table:data-pilot-member table:name="16,536" table:display="true" table:show-details="true"/>
                <table:data-pilot-member table:name="16,577" table:display="true" table:show-details="true"/>
                <table:data-pilot-member table:name="16,585" table:display="true" table:show-details="true"/>
                <table:data-pilot-member table:name="16,597" table:display="true" table:show-details="true"/>
                <table:data-pilot-member table:name="16,615" table:display="true" table:show-details="true"/>
                <table:data-pilot-member table:name="16,633" table:display="true" table:show-details="true"/>
                <table:data-pilot-member table:name="16,637" table:display="true" table:show-details="true"/>
                <table:data-pilot-member table:name="16,645" table:display="true" table:show-details="true"/>
                <table:data-pilot-member table:name="16,648" table:display="true" table:show-details="true"/>
                <table:data-pilot-member table:name="16,676" table:display="true" table:show-details="true"/>
                <table:data-pilot-member table:name="16,685" table:display="true" table:show-details="true"/>
                <table:data-pilot-member table:name="16,704" table:display="true" table:show-details="true"/>
                <table:data-pilot-member table:name="16,711" table:display="true" table:show-details="true"/>
                <table:data-pilot-member table:name="16,721" table:display="true" table:show-details="true"/>
                <table:data-pilot-member table:name="16,73" table:display="true" table:show-details="true"/>
                <table:data-pilot-member table:name="16,76" table:display="true" table:show-details="true"/>
                <table:data-pilot-member table:name="16,77" table:display="true" table:show-details="true"/>
                <table:data-pilot-member table:name="16,8" table:display="true" table:show-details="true"/>
                <table:data-pilot-member table:name="16,804" table:display="true" table:show-details="true"/>
                <table:data-pilot-member table:name="16,837" table:display="true" table:show-details="true"/>
                <table:data-pilot-member table:name="16,843" table:display="true" table:show-details="true"/>
                <table:data-pilot-member table:name="16,853" table:display="true" table:show-details="true"/>
                <table:data-pilot-member table:name="16,866" table:display="true" table:show-details="true"/>
                <table:data-pilot-member table:name="16,869" table:display="true" table:show-details="true"/>
                <table:data-pilot-member table:name="16,874" table:display="true" table:show-details="true"/>
                <table:data-pilot-member table:name="16,884" table:display="true" table:show-details="true"/>
                <table:data-pilot-member table:name="16,885" table:display="true" table:show-details="true"/>
                <table:data-pilot-member table:name="16,886" table:display="true" table:show-details="true"/>
                <table:data-pilot-member table:name="16,908" table:display="true" table:show-details="true"/>
                <table:data-pilot-member table:name="16,909" table:display="true" table:show-details="true"/>
                <table:data-pilot-member table:name="16,912" table:display="true" table:show-details="true"/>
                <table:data-pilot-member table:name="16,92" table:display="true" table:show-details="true"/>
                <table:data-pilot-member table:name="16,924" table:display="true" table:show-details="true"/>
                <table:data-pilot-member table:name="16,932" table:display="true" table:show-details="true"/>
                <table:data-pilot-member table:name="16,936" table:display="true" table:show-details="true"/>
                <table:data-pilot-member table:name="16,939" table:display="true" table:show-details="true"/>
                <table:data-pilot-member table:name="16,971" table:display="true" table:show-details="true"/>
                <table:data-pilot-member table:name="17,001" table:display="true" table:show-details="true"/>
                <table:data-pilot-member table:name="17,019" table:display="true" table:show-details="true"/>
                <table:data-pilot-member table:name="17,029" table:display="true" table:show-details="true"/>
                <table:data-pilot-member table:name="17,034" table:display="true" table:show-details="true"/>
                <table:data-pilot-member table:name="17,036" table:display="true" table:show-details="true"/>
                <table:data-pilot-member table:name="17,099" table:display="true" table:show-details="true"/>
                <table:data-pilot-member table:name="17,1" table:display="true" table:show-details="true"/>
                <table:data-pilot-member table:name="17,133" table:display="true" table:show-details="true"/>
                <table:data-pilot-member table:name="17,174" table:display="true" table:show-details="true"/>
                <table:data-pilot-member table:name="17,198" table:display="true" table:show-details="true"/>
                <table:data-pilot-member table:name="17,21" table:display="true" table:show-details="true"/>
                <table:data-pilot-member table:name="17,338" table:display="true" table:show-details="true"/>
                <table:data-pilot-member table:name="17,359" table:display="true" table:show-details="true"/>
                <table:data-pilot-member table:name="17,503" table:display="true" table:show-details="true"/>
                <table:data-pilot-member table:name="17,775" table:display="true" table:show-details="true"/>
                <table:data-pilot-member table:name="17,776" table:display="true" table:show-details="true"/>
                <table:data-pilot-member table:name="17,801" table:display="true" table:show-details="true"/>
                <table:data-pilot-member table:name="17,914" table:display="true" table:show-details="true"/>
                <table:data-pilot-member table:name="17,987" table:display="true" table:show-details="true"/>
                <table:data-pilot-member table:name="18,3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gl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3T12:42:44.155028872</dc:date>
    <meta:editing-duration>PT8M13S</meta:editing-duration>
    <meta:editing-cycles>1</meta:editing-cycles>
    <meta:document-statistic meta:table-count="2" meta:cell-count="2219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3.205cm" style:legend-expansion="high" chart:style-name="ch2"/>
        <chart:plot-area chart:style-name="ch3" table:cell-range-address="'Táboa dinámica_salida3_1'.B14:'Táboa dinámica_salida3_1'.H19" chart:data-source-has-labels="row" svg:x="0.32cm" svg:y="0.18cm" svg:width="12.825cm" svg:height="8.64cm">
          <chart:coordinate-region svg:x="0.941cm" svg:y="0.379cm" svg:width="11.64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áboa dinámica_salida3_1'.B15:'Táboa dinámica_salida3_1'.H15" loext:label-string="&quot;D=2&quot;" chart:class="chart:scatter">
            <chart:domain table:cell-range-address="'Táboa dinámica_salida3_1'.B14:'Táboa dinámica_salida3_1'.H14"/>
            <chart:data-point chart:repeated="7"/>
          </chart:series>
          <chart:series chart:style-name="ch8" chart:values-cell-range-address="'Táboa dinámica_salida3_1'.B16:'Táboa dinámica_salida3_1'.H16" loext:label-string="&quot;D=8&quot;" chart:class="chart:scatter">
            <chart:data-point chart:repeated="7"/>
          </chart:series>
          <chart:series chart:style-name="ch9" chart:values-cell-range-address="'Táboa dinámica_salida3_1'.B17:'Táboa dinámica_salida3_1'.H17" loext:label-string="&quot;D=128&quot;" chart:class="chart:scatter">
            <chart:data-point chart:repeated="7"/>
          </chart:series>
          <chart:series chart:style-name="ch10" chart:values-cell-range-address="'Táboa dinámica_salida3_1'.B18:'Táboa dinámica_salida3_1'.H18" loext:label-string="&quot;D=512&quot;" chart:class="chart:scatter">
            <chart:data-point chart:repeated="7"/>
          </chart:series>
          <chart:series chart:style-name="ch11" chart:values-cell-range-address="'Táboa dinámica_salida3_1'.B19:'Táboa dinámica_salida3_1'.H19" loext:label-string="&quot;D=1024&quot;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4</text:p>
              </table:table-cell>
              <table:table-cell office:value-type="string">
                <text:p>D=2</text:p>
              </table:table-cell>
              <table:table-cell office:value-type="string">
                <text:p>D=8</text:p>
              </table:table-cell>
              <table:table-cell office:value-type="string">
                <text:p>D=128</text:p>
              </table:table-cell>
              <table:table-cell office:value-type="string">
                <text:p>D=512</text:p>
              </table:table-cell>
              <table:table-cell office:value-type="string">
                <text:p>D=102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84">
                <text:p>384</text:p>
                <draw:g>
                  <svg:desc>'Táboa dinámica_salida3_1'.B14:'Táboa dinámica_salida3_1'.H14</svg:desc>
                </draw:g>
              </table:table-cell>
              <table:table-cell office:value-type="float" office:value="5.8883">
                <text:p>5.8883</text:p>
                <draw:g>
                  <svg:desc>'Táboa dinámica_salida3_1'.B15:'Táboa dinámica_salida3_1'.H15</svg:desc>
                </draw:g>
              </table:table-cell>
              <table:table-cell office:value-type="float" office:value="5.9861">
                <text:p>5.9861</text:p>
                <draw:g>
                  <svg:desc>'Táboa dinámica_salida3_1'.B16:'Táboa dinámica_salida3_1'.H16</svg:desc>
                </draw:g>
              </table:table-cell>
              <table:table-cell office:value-type="float" office:value="6.524">
                <text:p>6.524</text:p>
                <draw:g>
                  <svg:desc>'Táboa dinámica_salida3_1'.B17:'Táboa dinámica_salida3_1'.H17</svg:desc>
                </draw:g>
              </table:table-cell>
              <table:table-cell office:value-type="float" office:value="7.0826">
                <text:p>7.0826</text:p>
                <draw:g>
                  <svg:desc>'Táboa dinámica_salida3_1'.B18:'Táboa dinámica_salida3_1'.H18</svg:desc>
                </draw:g>
              </table:table-cell>
              <table:table-cell office:value-type="float" office:value="8.897">
                <text:p>8.897</text:p>
                <draw:g>
                  <svg:desc>'Táboa dinámica_salida3_1'.B19:'Táboa dinámica_salida3_1'.H1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2">
                <text:p>1152</text:p>
              </table:table-cell>
              <table:table-cell office:value-type="float" office:value="5.9127">
                <text:p>5.9127</text:p>
              </table:table-cell>
              <table:table-cell office:value-type="float" office:value="5.9161">
                <text:p>5.9161</text:p>
              </table:table-cell>
              <table:table-cell office:value-type="float" office:value="6.5778">
                <text:p>6.5778</text:p>
              </table:table-cell>
              <table:table-cell office:value-type="float" office:value="8.6855">
                <text:p>8.6855</text:p>
              </table:table-cell>
              <table:table-cell office:value-type="float" office:value="8.5429">
                <text:p>8.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40">
                <text:p>10240</text:p>
              </table:table-cell>
              <table:table-cell office:value-type="float" office:value="5.9063">
                <text:p>5.9063</text:p>
              </table:table-cell>
              <table:table-cell office:value-type="float" office:value="6.0205">
                <text:p>6.0205</text:p>
              </table:table-cell>
              <table:table-cell office:value-type="float" office:value="7.8535">
                <text:p>7.8535</text:p>
              </table:table-cell>
              <table:table-cell office:value-type="float" office:value="9.6305">
                <text:p>9.6305</text:p>
              </table:table-cell>
              <table:table-cell office:value-type="float" office:value="15.0764">
                <text:p>15.0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60">
                <text:p>15360</text:p>
              </table:table-cell>
              <table:table-cell office:value-type="float" office:value="5.9073">
                <text:p>5.9073</text:p>
              </table:table-cell>
              <table:table-cell office:value-type="float" office:value="6.015">
                <text:p>6.015</text:p>
              </table:table-cell>
              <table:table-cell office:value-type="float" office:value="8.0543">
                <text:p>8.0543</text:p>
              </table:table-cell>
              <table:table-cell office:value-type="float" office:value="14.3376">
                <text:p>14.3376</text:p>
              </table:table-cell>
              <table:table-cell office:value-type="float" office:value="16.5688">
                <text:p>16.5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60">
                <text:p>40960</text:p>
              </table:table-cell>
              <table:table-cell office:value-type="float" office:value="5.9315">
                <text:p>5.9315</text:p>
              </table:table-cell>
              <table:table-cell office:value-type="float" office:value="6.1244">
                <text:p>6.1244</text:p>
              </table:table-cell>
              <table:table-cell office:value-type="float" office:value="9.116">
                <text:p>9.116</text:p>
              </table:table-cell>
              <table:table-cell office:value-type="float" office:value="16.3163">
                <text:p>16.3163</text:p>
              </table:table-cell>
              <table:table-cell office:value-type="float" office:value="16.8449">
                <text:p>16.8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20">
                <text:p>81920</text:p>
              </table:table-cell>
              <table:table-cell office:value-type="float" office:value="5.9253">
                <text:p>5.9253</text:p>
              </table:table-cell>
              <table:table-cell office:value-type="float" office:value="6.1068">
                <text:p>6.1068</text:p>
              </table:table-cell>
              <table:table-cell office:value-type="float" office:value="15.3613">
                <text:p>15.3613</text:p>
              </table:table-cell>
              <table:table-cell office:value-type="float" office:value="16.7335">
                <text:p>16.7335</text:p>
              </table:table-cell>
              <table:table-cell office:value-type="float" office:value="17.1431">
                <text:p>17.1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40">
                <text:p>163840</text:p>
              </table:table-cell>
              <table:table-cell office:value-type="float" office:value="5.9212">
                <text:p>5.9212</text:p>
              </table:table-cell>
              <table:table-cell office:value-type="float" office:value="6.0654">
                <text:p>6.0654</text:p>
              </table:table-cell>
              <table:table-cell office:value-type="float" office:value="16.834">
                <text:p>16.834</text:p>
              </table:table-cell>
              <table:table-cell office:value-type="float" office:value="16.829">
                <text:p>16.829</text:p>
              </table:table-cell>
              <table:table-cell office:value-type="float" office:value="17.2188">
                <text:p>17.2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